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table table:name="bin conversion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ctor I</text:p>
          </table:table-cell>
          <table:table-cell office:value-type="string" calcext:value-type="string">
            <text:p>Sector #</text:p>
          </table:table-cell>
          <table:table-cell office:value-type="string" calcext:value-type="string">
            <text:p>Bin #</text:p>
          </table:table-cell>
          <table:table-cell table:number-columns-repeated="2"/>
          <table:table-cell office:value-type="string" calcext:value-type="string">
            <text:p>vector I</text:p>
          </table:table-cell>
          <table:table-cell office:value-type="string" calcext:value-type="string">
            <text:p>Channel #</text:p>
          </table:table-cell>
          <table:table-cell office:value-type="string" calcext:value-type="string">
            <text:p>Bin #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bin conversion'.B2]+1"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bin conversion'.B3]+1"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bin conversion'.B4]+1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bin conversion'.B5]+1"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bin conversion'.B6]+1"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3" calcext:value-type="float">
            <text:p>-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bin conversion'.B7]+1"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'bin conversion'.B8]+1"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1" calcext:value-type="float">
            <text:p>-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bin conversion'.B9]+1"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'bin conversion'.B10]+1"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39" calcext:value-type="float">
            <text:p>-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bin conversion'.B11]+1"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38" calcext:value-type="float">
            <text:p>-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bin conversion'.B12]+1"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office:value-type="float" office:value="-37" calcext:value-type="float">
            <text:p>-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bin conversion'.B13]+1"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'bin conversion'.B14]+1"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35" calcext:value-type="float">
            <text:p>-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'bin conversion'.B15]+1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'bin conversion'.B16]+1"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'bin conversion'.B17]+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32" calcext:value-type="float">
            <text:p>-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'bin conversion'.B18]+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31" calcext:value-type="float">
            <text:p>-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'bin conversion'.B19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'bin conversion'.B20]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9" calcext:value-type="float">
            <text:p>-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bin conversion'.B21]+1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8" calcext:value-type="float">
            <text:p>-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'bin conversion'.B22]+1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7" calcext:value-type="float">
            <text:p>-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bin conversion'.B23]+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6" calcext:value-type="float">
            <text:p>-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'bin conversion'.B24]+1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office:value-type="float" office:value="-25" calcext:value-type="float">
            <text:p>-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'bin conversion'.B25]+1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'bin conversion'.B26]+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3" calcext:value-type="float">
            <text:p>-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'bin conversion'.B27]+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2" calcext:value-type="float">
            <text:p>-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'bin conversion'.B28]+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'bin conversion'.B29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'bin conversion'.B30]+1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19" calcext:value-type="float">
            <text:p>-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bin conversion'.B31]+1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'bin conversion'.B32]+1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17" calcext:value-type="float">
            <text:p>-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'bin conversion'.B33]+1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-15" calcext:value-type="float">
            <text:p>-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table:style-name="ce2" office:value-type="float" office:value="35" calcext:value-type="float">
            <text:p>35</text:p>
          </table:table-cell>
          <table:table-cell office:value-type="float" office:value="-13" calcext:value-type="float">
            <text:p>-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-9" calcext:value-type="float">
            <text:p>-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-2" calcext:value-type="float">
            <text:p>-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table:style-name="ce2"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table:style-name="ce2"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"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"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table:style-name="ce2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"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5"/>
          <table:table-cell table:style-name="ce2"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"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"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" office:value-type="float" office:value="180" calcext:value-type="float">
            <text:p>180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133" calcext:value-type="float">
            <text:p>1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"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153" calcext:value-type="float">
            <text:p>15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" office:value-type="float" office:value="204" calcext:value-type="float">
            <text:p>204</text:p>
          </table:table-cell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office:value-type="float" office:value="159" calcext:value-type="float">
            <text:p>15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office:value-type="float" office:value="163" calcext:value-type="float">
            <text:p>1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"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179" calcext:value-type="float">
            <text:p>1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" office:value-type="float" office:value="228" calcext:value-type="float">
            <text:p>228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office:value-type="float" office:value="189" calcext:value-type="float">
            <text:p>18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5"/>
          <table:table-cell table:style-name="ce2"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</table:table-row>
        <table:table-row table:style-name="ro1" table:number-rows-repeated="104833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PVs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016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4"/>
          <table:table-cell office:value-type="float" office:value="-15.25" calcext:value-type="float">
            <text:p>-15.25</text:p>
          </table:table-cell>
          <table:table-cell office:value-type="float" office:value="204390.740044279" calcext:value-type="float">
            <text:p>204390.7400442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table:style-name="ce1" office:value-type="float" office:value="92932.4725592466" calcext:value-type="float">
            <text:p>92932.4725592466</text:p>
          </table:table-cell>
          <table:table-cell table:number-columns-repeated="1010"/>
        </table:table-row>
        <table:table-row table:style-name="ro1">
          <table:table-cell table:formula="of:=[MPVs.A1]+0.25"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4"/>
          <table:table-cell office:value-type="float" office:value="-14.25" calcext:value-type="float">
            <text:p>-14.25</text:p>
          </table:table-cell>
          <table:table-cell office:value-type="float" office:value="180851.40209414" calcext:value-type="float">
            <text:p>180851.40209414</text:p>
          </table:table-cell>
          <table:table-cell/>
          <table:table-cell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1010"/>
        </table:table-row>
        <table:table-row table:style-name="ro1">
          <table:table-cell table:formula="of:=[MPVs.A2]+0.25"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4"/>
          <table:table-cell office:value-type="float" office:value="-13" calcext:value-type="float">
            <text:p>-13</text:p>
          </table:table-cell>
          <table:table-cell office:value-type="float" office:value="173116.583918593" calcext:value-type="float">
            <text:p>173116.583918593</text:p>
          </table:table-cell>
          <table:table-cell/>
          <table:table-cell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/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1010"/>
        </table:table-row>
        <table:table-row table:style-name="ro1">
          <table:table-cell table:style-name="ce2" table:formula="of:=[MPVs.A3]+0.25" office:value-type="float" office:value="-15.25" calcext:value-type="float">
            <text:p>-15.25</text:p>
          </table:table-cell>
          <table:table-cell table:style-name="ce2" office:value-type="float" office:value="204390.740044279" calcext:value-type="float">
            <text:p>204390.740044279</text:p>
          </table:table-cell>
          <table:table-cell table:number-columns-repeated="3"/>
          <table:table-cell table:style-name="ce2"/>
          <table:table-cell table:style-name="ce4" office:value-type="float" office:value="-12.25" calcext:value-type="float">
            <text:p>-12.25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 table:style-name="ce2"/>
          <table:table-cell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style-name="ce2" table:number-columns-repeated="1010"/>
        </table:table-row>
        <table:table-row table:style-name="ro1">
          <table:table-cell table:formula="of:=[MPVs.A4]+0.25"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4"/>
          <table:table-cell office:value-type="float" office:value="-11.5" calcext:value-type="float">
            <text:p>-11.5</text:p>
          </table:table-cell>
          <table:table-cell office:value-type="float" office:value="214409.682030695" calcext:value-type="float">
            <text:p>214409.682030695</text:p>
          </table:table-cell>
          <table:table-cell/>
          <table:table-cell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/>
          <table:table-cell table:style-name="ce1" office:value-type="float" office:value="9.25" calcext:value-type="float">
            <text:p>9.25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1010"/>
        </table:table-row>
        <table:table-row table:style-name="ro1">
          <table:table-cell table:formula="of:=[MPVs.A5]+0.25"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4"/>
          <table:table-cell office:value-type="float" office:value="-11.25" calcext:value-type="float">
            <text:p>-11.25</text:p>
          </table:table-cell>
          <table:table-cell office:value-type="float" office:value="183728.479210658" calcext:value-type="float">
            <text:p>183728.479210658</text:p>
          </table:table-cell>
          <table:table-cell/>
          <table:table-cell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1013"/>
        </table:table-row>
        <table:table-row table:style-name="ro1">
          <table:table-cell table:formula="of:=[MPVs.A6]+0.25"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4"/>
          <table:table-cell office:value-type="float" office:value="-10.25" calcext:value-type="float">
            <text:p>-10.25</text:p>
          </table:table-cell>
          <table:table-cell office:value-type="float" office:value="191441.942407133" calcext:value-type="float">
            <text:p>191441.942407133</text:p>
          </table:table-cell>
          <table:table-cell/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1013"/>
        </table:table-row>
        <table:table-row table:style-name="ro1">
          <table:table-cell table:style-name="ce2" table:formula="of:=[MPVs.A7]+0.25" office:value-type="float" office:value="-14.25" calcext:value-type="float">
            <text:p>-14.25</text:p>
          </table:table-cell>
          <table:table-cell table:style-name="ce2" office:value-type="float" office:value="180851.40209414" calcext:value-type="float">
            <text:p>180851.40209414</text:p>
          </table:table-cell>
          <table:table-cell table:number-columns-repeated="3"/>
          <table:table-cell table:style-name="ce2"/>
          <table:table-cell office:value-type="float" office:value="-8.25" calcext:value-type="float">
            <text:p>-8.25</text:p>
          </table:table-cell>
          <table:table-cell office:value-type="float" office:value="191085.494639266" calcext:value-type="float">
            <text:p>191085.494639266</text:p>
          </table:table-cell>
          <table:table-cell table:style-name="ce2"/>
          <table:table-cell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style-name="ce2"/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74286.5474257694" calcext:value-type="float">
            <text:p>74286.5474257694</text:p>
          </table:table-cell>
          <table:table-cell table:style-name="ce2" table:number-columns-repeated="1010"/>
        </table:table-row>
        <table:table-row table:style-name="ro1">
          <table:table-cell table:style-name="ce1" table:formula="of:=[MPVs.A8]+0.25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3"/>
          <table:table-cell table:style-name="ce1"/>
          <table:table-cell office:value-type="float" office:value="-6.25" calcext:value-type="float">
            <text:p>-6.25</text:p>
          </table:table-cell>
          <table:table-cell office:value-type="float" office:value="167770.934378763" calcext:value-type="float">
            <text:p>167770.934378763</text:p>
          </table:table-cell>
          <table:table-cell table:style-name="ce1"/>
          <table:table-cell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style-name="ce1" table:number-columns-repeated="1013"/>
        </table:table-row>
        <table:table-row table:style-name="ro1">
          <table:table-cell table:formula="of:=[MPVs.A9]+0.25"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4"/>
          <table:table-cell office:value-type="float" office:value="-4.75" calcext:value-type="float">
            <text:p>-4.75</text:p>
          </table:table-cell>
          <table:table-cell office:value-type="float" office:value="181069.435799791" calcext:value-type="float">
            <text:p>181069.435799791</text:p>
          </table:table-cell>
          <table:table-cell/>
          <table:table-cell table:style-name="ce1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1013"/>
        </table:table-row>
        <table:table-row table:style-name="ro1">
          <table:table-cell table:formula="of:=[MPVs.A10]+0.25"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4"/>
          <table:table-cell office:value-type="float" office:value="-0.5" calcext:value-type="float">
            <text:p>-0.5</text:p>
          </table:table-cell>
          <table:table-cell office:value-type="float" office:value="173871.236256014" calcext:value-type="float">
            <text:p>173871.236256014</text:p>
          </table:table-cell>
          <table:table-cell/>
          <table:table-cell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1013"/>
        </table:table-row>
        <table:table-row table:style-name="ro1">
          <table:table-cell table:style-name="ce1" table:formula="of:=[MPVs.A11]+0.25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3"/>
          <table:table-cell table:style-name="ce1"/>
          <table:table-cell office:value-type="float" office:value="2.5" calcext:value-type="float">
            <text:p>2.5</text:p>
          </table:table-cell>
          <table:table-cell office:value-type="float" office:value="210481.084160295" calcext:value-type="float">
            <text:p>210481.084160295</text:p>
          </table:table-cell>
          <table:table-cell table:style-name="ce1"/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style-name="ce1" table:number-columns-repeated="1013"/>
        </table:table-row>
        <table:table-row table:style-name="ro1">
          <table:table-cell table:style-name="ce2" table:formula="of:=[MPVs.A12]+0.25" office:value-type="float" office:value="-13" calcext:value-type="float">
            <text:p>-13</text:p>
          </table:table-cell>
          <table:table-cell table:style-name="ce2" office:value-type="float" office:value="173116.583918593" calcext:value-type="float">
            <text:p>173116.583918593</text:p>
          </table:table-cell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05331.205682864" calcext:value-type="float">
            <text:p>205331.205682864</text:p>
          </table:table-cell>
          <table:table-cell table:style-name="ce2"/>
          <table:table-cell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style-name="ce2" table:number-columns-repeated="1013"/>
        </table:table-row>
        <table:table-row table:style-name="ro1">
          <table:table-cell table:formula="of:=[MPVs.A13]+0.25"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4"/>
          <table:table-cell office:value-type="float" office:value="5.5" calcext:value-type="float">
            <text:p>5.5</text:p>
          </table:table-cell>
          <table:table-cell office:value-type="float" office:value="209223.027028417" calcext:value-type="float">
            <text:p>209223.027028417</text:p>
          </table:table-cell>
          <table:table-cell/>
          <table:table-cell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1013"/>
        </table:table-row>
        <table:table-row table:style-name="ro1">
          <table:table-cell table:style-name="ce1" table:formula="of:=[MPVs.A14]+0.25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number-columns-repeated="3"/>
          <table:table-cell table:style-name="ce1"/>
          <table:table-cell office:value-type="float" office:value="11.75" calcext:value-type="float">
            <text:p>11.75</text:p>
          </table:table-cell>
          <table:table-cell office:value-type="float" office:value="191843.272208777" calcext:value-type="float">
            <text:p>191843.272208777</text:p>
          </table:table-cell>
          <table:table-cell table:style-name="ce1"/>
          <table:table-cell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style-name="ce1" table:number-columns-repeated="1013"/>
        </table:table-row>
        <table:table-row table:style-name="ro1">
          <table:table-cell table:style-name="ce3" table:formula="of:=[MPVs.A15]+0.25" office:value-type="float" office:value="-12.25" calcext:value-type="float">
            <text:p>-12.25</text:p>
          </table:table-cell>
          <table:table-cell table:style-name="ce3" office:value-type="float" office:value="214904.109157249" calcext:value-type="float">
            <text:p>214904.109157249</text:p>
          </table:table-cell>
          <table:table-cell table:number-columns-repeated="2"/>
          <table:table-cell table:style-name="ce4"/>
          <table:table-cell table:style-name="ce3"/>
          <table:table-cell office:value-type="float" office:value="13.25" calcext:value-type="float">
            <text:p>13.25</text:p>
          </table:table-cell>
          <table:table-cell office:value-type="float" office:value="193497.297197161" calcext:value-type="float">
            <text:p>193497.297197161</text:p>
          </table:table-cell>
          <table:table-cell table:style-name="ce3"/>
          <table:table-cell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style-name="ce3" table:number-columns-repeated="1013"/>
        </table:table-row>
        <table:table-row table:style-name="ro1">
          <table:table-cell table:formula="of:=[MPVs.A16]+0.25"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4"/>
          <table:table-cell office:value-type="float" office:value="13.75" calcext:value-type="float">
            <text:p>13.75</text:p>
          </table:table-cell>
          <table:table-cell office:value-type="float" office:value="191164.779907304" calcext:value-type="float">
            <text:p>191164.779907304</text:p>
          </table:table-cell>
          <table:table-cell/>
          <table:table-cell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1013"/>
        </table:table-row>
        <table:table-row table:style-name="ro1">
          <table:table-cell table:formula="of:=[MPVs.A17]+0.25"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4"/>
          <table:table-cell office:value-type="float" office:value="14.25" calcext:value-type="float">
            <text:p>14.25</text:p>
          </table:table-cell>
          <table:table-cell office:value-type="float" office:value="216610.687506233" calcext:value-type="float">
            <text:p>216610.68750623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1013"/>
        </table:table-row>
        <table:table-row table:style-name="ro1">
          <table:table-cell table:style-name="ce2" table:formula="of:=[MPVs.A18]+0.25" office:value-type="float" office:value="-11.5" calcext:value-type="float">
            <text:p>-11.5</text:p>
          </table:table-cell>
          <table:table-cell table:style-name="ce2" office:value-type="float" office:value="214409.682030695" calcext:value-type="float">
            <text:p>214409.682030695</text:p>
          </table:table-cell>
          <table:table-cell table:number-columns-repeated="3"/>
          <table:table-cell table:style-name="ce2"/>
          <table:table-cell office:value-type="float" office:value="14.5" calcext:value-type="float">
            <text:p>14.5</text:p>
          </table:table-cell>
          <table:table-cell office:value-type="float" office:value="186638.362584663" calcext:value-type="float">
            <text:p>186638.362584663</text:p>
          </table:table-cell>
          <table:table-cell table:style-name="ce2"/>
          <table:table-cell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9]+0.25" office:value-type="float" office:value="-11.25" calcext:value-type="float">
            <text:p>-11.25</text:p>
          </table:table-cell>
          <table:table-cell table:style-name="ce2" office:value-type="float" office:value="183728.479210658" calcext:value-type="float">
            <text:p>183728.479210658</text:p>
          </table:table-cell>
          <table:table-cell table:number-columns-repeated="3"/>
          <table:table-cell table:style-name="ce2"/>
          <table:table-cell office:value-type="float" office:value="14.75" calcext:value-type="float">
            <text:p>14.75</text:p>
          </table:table-cell>
          <table:table-cell office:value-type="float" office:value="196036.992212918" calcext:value-type="float">
            <text:p>196036.992212918</text:p>
          </table:table-cell>
          <table:table-cell table:style-name="ce2"/>
          <table:table-cell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style-name="ce2" table:number-columns-repeated="1013"/>
        </table:table-row>
        <table:table-row table:style-name="ro1">
          <table:table-cell table:formula="of:=[MPVs.A20]+0.25"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4"/>
          <table:table-cell office:value-type="float" office:value="15.5" calcext:value-type="float">
            <text:p>15.5</text:p>
          </table:table-cell>
          <table:table-cell office:value-type="float" office:value="270498.753384586" calcext:value-type="float">
            <text:p>270498.753384586</text:p>
          </table:table-cell>
          <table:table-cell/>
          <table:table-cell table:style-name="ce1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1013"/>
        </table:table-row>
        <table:table-row table:style-name="ro1">
          <table:table-cell table:formula="of:=[MPVs.A21]+0.25"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4"/>
          <table:table-cell office:value-type="float" office:value="15.75" calcext:value-type="float">
            <text:p>15.75</text:p>
          </table:table-cell>
          <table:table-cell office:value-type="float" office:value="222940.191828326" calcext:value-type="float">
            <text:p>222940.191828326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1013"/>
        </table:table-row>
        <table:table-row table:style-name="ro1">
          <table:table-cell table:formula="of:=[MPVs.A22]+0.25"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4"/>
          <table:table-cell office:value-type="float" office:value="16.75" calcext:value-type="float">
            <text:p>16.75</text:p>
          </table:table-cell>
          <table:table-cell office:value-type="float" office:value="197442.108615848" calcext:value-type="float">
            <text:p>197442.108615848</text:p>
          </table:table-cell>
          <table:table-cell/>
          <table:table-cell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1013"/>
        </table:table-row>
        <table:table-row table:style-name="ro1">
          <table:table-cell table:style-name="ce2" table:formula="of:=[MPVs.A23]+0.25" office:value-type="float" office:value="-10.25" calcext:value-type="float">
            <text:p>-10.25</text:p>
          </table:table-cell>
          <table:table-cell table:style-name="ce2" office:value-type="float" office:value="191441.942407133" calcext:value-type="float">
            <text:p>191441.94240713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style-name="ce2" table:number-columns-repeated="1013"/>
        </table:table-row>
        <table:table-row table:style-name="ro1">
          <table:table-cell table:formula="of:=[MPVs.A24]+0.25"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7"/>
          <table:table-cell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13"/>
        </table:table-row>
        <table:table-row table:style-name="ro1">
          <table:table-cell table:formula="of:=[MPVs.A25]+0.25"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7"/>
          <table:table-cell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13"/>
        </table:table-row>
        <table:table-row table:style-name="ro1">
          <table:table-cell table:formula="of:=[MPVs.A26]+0.25"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7"/>
          <table:table-cell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13"/>
        </table:table-row>
        <table:table-row table:style-name="ro1">
          <table:table-cell table:style-name="ce1" table:formula="of:=[MPVs.A27]+0.25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style-name="ce1" table:number-columns-repeated="1013"/>
        </table:table-row>
        <table:table-row table:style-name="ro1">
          <table:table-cell table:formula="of:=[MPVs.A28]+0.25"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7"/>
          <table:table-cell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13"/>
        </table:table-row>
        <table:table-row table:style-name="ro1">
          <table:table-cell table:formula="of:=[MPVs.A29]+0.25"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7"/>
          <table:table-cell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13"/>
        </table:table-row>
        <table:table-row table:style-name="ro1">
          <table:table-cell table:formula="of:=[MPVs.A30]+0.25"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7"/>
          <table:table-cell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13"/>
        </table:table-row>
        <table:table-row table:style-name="ro1">
          <table:table-cell table:style-name="ce2" table:formula="of:=[MPVs.A31]+0.25" office:value-type="float" office:value="-8.25" calcext:value-type="float">
            <text:p>-8.25</text:p>
          </table:table-cell>
          <table:table-cell table:style-name="ce2" office:value-type="float" office:value="191085.494639266" calcext:value-type="float">
            <text:p>191085.4946392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style-name="ce2" table:number-columns-repeated="1013"/>
        </table:table-row>
        <table:table-row table:style-name="ro1">
          <table:table-cell table:formula="of:=[MPVs.A32]+0.25"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7"/>
          <table:table-cell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13"/>
        </table:table-row>
        <table:table-row table:style-name="ro1">
          <table:table-cell table:formula="of:=[MPVs.A33]+0.25"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7"/>
          <table:table-cell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13"/>
        </table:table-row>
        <table:table-row table:style-name="ro1">
          <table:table-cell table:formula="of:=[MPVs.A34]+0.25"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7"/>
          <table:table-cell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13"/>
        </table:table-row>
        <table:table-row table:style-name="ro1">
          <table:table-cell table:formula="of:=[MPVs.A35]+0.25"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7"/>
          <table:table-cell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13"/>
        </table:table-row>
        <table:table-row table:style-name="ro1">
          <table:table-cell table:formula="of:=[MPVs.A36]+0.25"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7"/>
          <table:table-cell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13"/>
        </table:table-row>
        <table:table-row table:style-name="ro1">
          <table:table-cell table:formula="of:=[MPVs.A37]+0.25"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7"/>
          <table:table-cell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13"/>
        </table:table-row>
        <table:table-row table:style-name="ro1">
          <table:table-cell table:formula="of:=[MPVs.A38]+0.25"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7"/>
          <table:table-cell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13"/>
        </table:table-row>
        <table:table-row table:style-name="ro1">
          <table:table-cell table:style-name="ce2" table:formula="of:=[MPVs.A39]+0.25" office:value-type="float" office:value="-6.25" calcext:value-type="float">
            <text:p>-6.25</text:p>
          </table:table-cell>
          <table:table-cell table:style-name="ce2" office:value-type="float" office:value="167770.934378763" calcext:value-type="float">
            <text:p>167770.93437876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style-name="ce2" table:number-columns-repeated="1013"/>
        </table:table-row>
        <table:table-row table:style-name="ro1">
          <table:table-cell table:formula="of:=[MPVs.A40]+0.25"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7"/>
          <table:table-cell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13"/>
        </table:table-row>
        <table:table-row table:style-name="ro1">
          <table:table-cell table:formula="of:=[MPVs.A41]+0.25"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7"/>
          <table:table-cell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13"/>
        </table:table-row>
        <table:table-row table:style-name="ro1">
          <table:table-cell table:formula="of:=[MPVs.A42]+0.25"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7"/>
          <table:table-cell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43]+0.25"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7"/>
          <table:table-cell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13"/>
        </table:table-row>
        <table:table-row table:style-name="ro1">
          <table:table-cell table:formula="of:=[MPVs.A44]+0.25"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7"/>
          <table:table-cell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13"/>
        </table:table-row>
        <table:table-row table:style-name="ro1">
          <table:table-cell table:style-name="ce2" table:formula="of:=[MPVs.A45]+0.25" office:value-type="float" office:value="-4.75" calcext:value-type="float">
            <text:p>-4.75</text:p>
          </table:table-cell>
          <table:table-cell table:style-name="ce2" office:value-type="float" office:value="181069.435799791" calcext:value-type="float">
            <text:p>181069.435799791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style-name="ce2" table:number-columns-repeated="1013"/>
        </table:table-row>
        <table:table-row table:style-name="ro1">
          <table:table-cell table:formula="of:=[MPVs.A46]+0.25"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7"/>
          <table:table-cell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13"/>
        </table:table-row>
        <table:table-row table:style-name="ro1">
          <table:table-cell table:formula="of:=[MPVs.A47]+0.25"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7"/>
          <table:table-cell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13"/>
        </table:table-row>
        <table:table-row table:style-name="ro1">
          <table:table-cell table:formula="of:=[MPVs.A48]+0.25"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7"/>
          <table:table-cell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13"/>
        </table:table-row>
        <table:table-row table:style-name="ro1">
          <table:table-cell table:formula="of:=[MPVs.A49]+0.25"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0]+0.25"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7"/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1]+0.25"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22"/>
        </table:table-row>
        <table:table-row table:style-name="ro1">
          <table:table-cell table:style-name="ce2" table:formula="of:=[MPVs.A52]+0.25" office:value-type="float" office:value="-3" calcext:value-type="float">
            <text:p>-3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1013"/>
        </table:table-row>
        <table:table-row table:style-name="ro1">
          <table:table-cell table:formula="of:=[MPVs.A53]+0.25"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MPVs.A54]+0.25"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22"/>
        </table:table-row>
        <table:table-row table:style-name="ro1">
          <table:table-cell table:formula="of:=[MPVs.A55]+0.25"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13"/>
        </table:table-row>
        <table:table-row table:style-name="ro1">
          <table:table-cell table:formula="of:=[MPVs.A56]+0.25"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7"/>
          <table:table-cell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13"/>
        </table:table-row>
        <table:table-row table:style-name="ro1">
          <table:table-cell table:formula="of:=[MPVs.A57]+0.25"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13"/>
        </table:table-row>
        <table:table-row table:style-name="ro1">
          <table:table-cell table:formula="of:=[MPVs.A58]+0.25"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1013"/>
        </table:table-row>
        <table:table-row table:style-name="ro1">
          <table:table-cell table:formula="of:=[MPVs.A59]+0.25"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7"/>
          <table:table-cell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13"/>
        </table:table-row>
        <table:table-row table:style-name="ro1">
          <table:table-cell table:formula="of:=[MPVs.A60]+0.2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13"/>
        </table:table-row>
        <table:table-row table:style-name="ro1">
          <table:table-cell table:style-name="ce2" table:formula="of:=[MPVs.A61]+0.25" office:value-type="float" office:value="-0.75" calcext:value-type="float">
            <text:p>-0.75</text:p>
          </table:table-cell>
          <table:table-cell table:style-name="ce2" office:value-type="float" office:value="74286.5474257694" calcext:value-type="float">
            <text:p>74286.54742576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62]+0.25" office:value-type="float" office:value="-0.5" calcext:value-type="float">
            <text:p>-0.5</text:p>
          </table:table-cell>
          <table:table-cell table:style-name="ce2" office:value-type="float" office:value="173871.236256014" calcext:value-type="float">
            <text:p>173871.23625601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style-name="ce2" table:number-columns-repeated="1013"/>
        </table:table-row>
        <table:table-row table:style-name="ro1">
          <table:table-cell table:formula="of:=[MPVs.A63]+0.25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13"/>
        </table:table-row>
        <table:table-row table:style-name="ro1">
          <table:table-cell table:formula="of:=[MPVs.A64]+0.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13"/>
        </table:table-row>
        <table:table-row table:style-name="ro1">
          <table:table-cell table:formula="of:=[MPVs.A65]+0.25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13"/>
        </table:table-row>
        <table:table-row table:style-name="ro1">
          <table:table-cell table:formula="of:=[MPVs.A66]+0.2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13"/>
        </table:table-row>
        <table:table-row table:style-name="ro1">
          <table:table-cell table:formula="of:=[MPVs.A67]+0.25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13"/>
        </table:table-row>
        <table:table-row table:style-name="ro1">
          <table:table-cell table:formula="of:=[MPVs.A68]+0.25"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7"/>
          <table:table-cell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13"/>
        </table:table-row>
        <table:table-row table:style-name="ro1">
          <table:table-cell table:formula="of:=[MPVs.A69]+0.25"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7"/>
          <table:table-cell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13"/>
        </table:table-row>
        <table:table-row table:style-name="ro1">
          <table:table-cell table:formula="of:=[MPVs.A70]+0.25"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13"/>
        </table:table-row>
        <table:table-row table:style-name="ro1">
          <table:table-cell table:style-name="ce2" table:formula="of:=[MPVs.A71]+0.25" office:value-type="float" office:value="1.75" calcext:value-type="float">
            <text:p>1.75</text:p>
          </table:table-cell>
          <table:table-cell table:style-name="ce2" office:value-type="float" office:value="115015.537527879" calcext:value-type="float">
            <text:p>115015.537527879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style-name="ce2" table:number-columns-repeated="1013"/>
        </table:table-row>
        <table:table-row table:style-name="ro1">
          <table:table-cell table:formula="of:=[MPVs.A72]+0.25"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13"/>
        </table:table-row>
        <table:table-row table:style-name="ro1">
          <table:table-cell table:formula="of:=[MPVs.A73]+0.25"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7"/>
          <table:table-cell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13"/>
        </table:table-row>
        <table:table-row table:style-name="ro1">
          <table:table-cell table:style-name="ce2" table:formula="of:=[MPVs.A74]+0.25" office:value-type="float" office:value="2.5" calcext:value-type="float">
            <text:p>2.5</text:p>
          </table:table-cell>
          <table:table-cell table:style-name="ce2" office:value-type="float" office:value="210481.084160295" calcext:value-type="float">
            <text:p>210481.084160295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style-name="ce2" table:number-columns-repeated="1013"/>
        </table:table-row>
        <table:table-row table:style-name="ro1">
          <table:table-cell table:formula="of:=[MPVs.A75]+0.25"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7"/>
          <table:table-cell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13"/>
        </table:table-row>
        <table:table-row table:style-name="ro1">
          <table:table-cell table:formula="of:=[MPVs.A76]+0.25"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13"/>
        </table:table-row>
        <table:table-row table:style-name="ro1">
          <table:table-cell table:formula="of:=[MPVs.A77]+0.25"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7"/>
          <table:table-cell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13"/>
        </table:table-row>
        <table:table-row table:style-name="ro1">
          <table:table-cell table:formula="of:=[MPVs.A78]+0.25"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13"/>
        </table:table-row>
        <table:table-row table:style-name="ro1">
          <table:table-cell table:formula="of:=[MPVs.A79]+0.25"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7"/>
          <table:table-cell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13"/>
        </table:table-row>
        <table:table-row table:style-name="ro1">
          <table:table-cell table:formula="of:=[MPVs.A80]+0.25"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13"/>
        </table:table-row>
        <table:table-row table:style-name="ro1">
          <table:table-cell table:formula="of:=[MPVs.A81]+0.25"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7"/>
          <table:table-cell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13"/>
        </table:table-row>
        <table:table-row table:style-name="ro1">
          <table:table-cell table:formula="of:=[MPVs.A82]+0.25"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13"/>
        </table:table-row>
        <table:table-row table:style-name="ro1">
          <table:table-cell table:formula="of:=[MPVs.A83]+0.25"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7"/>
          <table:table-cell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13"/>
        </table:table-row>
        <table:table-row table:style-name="ro1">
          <table:table-cell table:style-name="ce2" table:formula="of:=[MPVs.A84]+0.25" office:value-type="float" office:value="5" calcext:value-type="float">
            <text:p>5</text:p>
          </table:table-cell>
          <table:table-cell table:style-name="ce2" office:value-type="float" office:value="205331.205682864" calcext:value-type="float">
            <text:p>205331.20568286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5]+0.25" office:value-type="float" office:value="5.25" calcext:value-type="float">
            <text:p>5.25</text:p>
          </table:table-cell>
          <table:table-cell table:style-name="ce2" office:value-type="float" office:value="137380.337124857" calcext:value-type="float">
            <text:p>137380.33712485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6]+0.25" office:value-type="float" office:value="5.5" calcext:value-type="float">
            <text:p>5.5</text:p>
          </table:table-cell>
          <table:table-cell table:style-name="ce2" office:value-type="float" office:value="209223.027028417" calcext:value-type="float">
            <text:p>209223.02702841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style-name="ce2" table:number-columns-repeated="1013"/>
        </table:table-row>
        <table:table-row table:style-name="ro1">
          <table:table-cell table:formula="of:=[MPVs.A87]+0.25"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7"/>
          <table:table-cell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13"/>
        </table:table-row>
        <table:table-row table:style-name="ro1">
          <table:table-cell table:formula="of:=[MPVs.A88]+0.25"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13"/>
        </table:table-row>
        <table:table-row table:style-name="ro1">
          <table:table-cell table:formula="of:=[MPVs.A89]+0.25"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number-columns-repeated="7"/>
          <table:table-cell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13"/>
        </table:table-row>
        <table:table-row table:style-name="ro1">
          <table:table-cell table:formula="of:=[MPVs.A90]+0.25"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7"/>
          <table:table-cell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13"/>
        </table:table-row>
        <table:table-row table:style-name="ro1">
          <table:table-cell table:formula="of:=[MPVs.A91]+0.25"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13"/>
        </table:table-row>
        <table:table-row table:style-name="ro1">
          <table:table-cell table:formula="of:=[MPVs.A92]+0.25"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7"/>
          <table:table-cell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13"/>
        </table:table-row>
        <table:table-row table:style-name="ro1">
          <table:table-cell table:formula="of:=[MPVs.A93]+0.25"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7"/>
          <table:table-cell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13"/>
        </table:table-row>
        <table:table-row table:style-name="ro1">
          <table:table-cell table:formula="of:=[MPVs.A94]+0.25"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7"/>
          <table:table-cell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13"/>
        </table:table-row>
        <table:table-row table:style-name="ro1">
          <table:table-cell table:formula="of:=[MPVs.A95]+0.25"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13"/>
        </table:table-row>
        <table:table-row table:style-name="ro1">
          <table:table-cell table:formula="of:=[MPVs.A96]+0.25"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7"/>
          <table:table-cell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13"/>
        </table:table-row>
        <table:table-row table:style-name="ro1">
          <table:table-cell table:formula="of:=[MPVs.A97]+0.25"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13"/>
        </table:table-row>
        <table:table-row table:style-name="ro1">
          <table:table-cell table:formula="of:=[MPVs.A98]+0.25"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13"/>
        </table:table-row>
        <table:table-row table:style-name="ro1">
          <table:table-cell table:formula="of:=[MPVs.A99]+0.25"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7"/>
          <table:table-cell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13"/>
        </table:table-row>
        <table:table-row table:style-name="ro1">
          <table:table-cell table:style-name="ce2" table:formula="of:=[MPVs.A100]+0.25" office:value-type="float" office:value="9" calcext:value-type="float">
            <text:p>9</text:p>
          </table:table-cell>
          <table:table-cell table:style-name="ce2" office:value-type="float" office:value="104365.117278332" calcext:value-type="float">
            <text:p>104365.11727833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01]+0.25" office:value-type="float" office:value="9.25" calcext:value-type="float">
            <text:p>9.25</text:p>
          </table:table-cell>
          <table:table-cell table:style-name="ce2" office:value-type="float" office:value="126660.569769894" calcext:value-type="float">
            <text:p>126660.5697698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style-name="ce2" table:number-columns-repeated="1013"/>
        </table:table-row>
        <table:table-row table:style-name="ro1">
          <table:table-cell table:formula="of:=[MPVs.A102]+0.25"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13"/>
        </table:table-row>
        <table:table-row table:style-name="ro1">
          <table:table-cell table:formula="of:=[MPVs.A103]+0.25"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22"/>
        </table:table-row>
        <table:table-row table:style-name="ro1">
          <table:table-cell table:formula="of:=[MPVs.A104]+0.25"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22"/>
        </table:table-row>
        <table:table-row table:style-name="ro1">
          <table:table-cell table:formula="of:=[MPVs.A105]+0.25"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22"/>
        </table:table-row>
        <table:table-row table:style-name="ro1">
          <table:table-cell table:formula="of:=[MPVs.A106]+0.25"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22"/>
        </table:table-row>
        <table:table-row table:style-name="ro1">
          <table:table-cell table:formula="of:=[MPVs.A107]+0.25"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22"/>
        </table:table-row>
        <table:table-row table:style-name="ro1">
          <table:table-cell table:formula="of:=[MPVs.A108]+0.25"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22"/>
        </table:table-row>
        <table:table-row table:style-name="ro1">
          <table:table-cell table:formula="of:=[MPVs.A109]+0.25"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22"/>
        </table:table-row>
        <table:table-row table:style-name="ro1">
          <table:table-cell table:formula="of:=[MPVs.A110]+0.25"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22"/>
        </table:table-row>
        <table:table-row table:style-name="ro1">
          <table:table-cell table:style-name="ce2" table:formula="of:=[MPVs.A111]+0.25" office:value-type="float" office:value="11.75" calcext:value-type="float">
            <text:p>11.75</text:p>
          </table:table-cell>
          <table:table-cell table:style-name="ce2" office:value-type="float" office:value="191843.272208777" calcext:value-type="float">
            <text:p>191843.272208777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2]+0.25"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22"/>
        </table:table-row>
        <table:table-row table:style-name="ro1">
          <table:table-cell table:formula="of:=[MPVs.A113]+0.25"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22"/>
        </table:table-row>
        <table:table-row table:style-name="ro1">
          <table:table-cell table:formula="of:=[MPVs.A114]+0.25"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22"/>
        </table:table-row>
        <table:table-row table:style-name="ro1">
          <table:table-cell table:formula="of:=[MPVs.A115]+0.25"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22"/>
        </table:table-row>
        <table:table-row table:style-name="ro1">
          <table:table-cell table:formula="of:=[MPVs.A116]+0.25"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22"/>
        </table:table-row>
        <table:table-row table:style-name="ro1">
          <table:table-cell table:style-name="ce2" table:formula="of:=[MPVs.A117]+0.25" office:value-type="float" office:value="13.25" calcext:value-type="float">
            <text:p>13.25</text:p>
          </table:table-cell>
          <table:table-cell table:style-name="ce2" office:value-type="float" office:value="193497.297197161" calcext:value-type="float">
            <text:p>193497.297197161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8]+0.25"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22"/>
        </table:table-row>
        <table:table-row table:style-name="ro1">
          <table:table-cell table:style-name="ce2" table:formula="of:=[MPVs.A119]+0.25" office:value-type="float" office:value="13.75" calcext:value-type="float">
            <text:p>13.75</text:p>
          </table:table-cell>
          <table:table-cell table:style-name="ce2" office:value-type="float" office:value="191164.779907304" calcext:value-type="float">
            <text:p>191164.779907304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0]+0.25"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22"/>
        </table:table-row>
        <table:table-row table:style-name="ro1">
          <table:table-cell table:style-name="ce2" table:formula="of:=[MPVs.A121]+0.25" office:value-type="float" office:value="14.25" calcext:value-type="float">
            <text:p>14.25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2]+0.25" office:value-type="float" office:value="14.5" calcext:value-type="float">
            <text:p>14.5</text:p>
          </table:table-cell>
          <table:table-cell table:style-name="ce2" office:value-type="float" office:value="186638.362584663" calcext:value-type="float">
            <text:p>186638.36258466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3]+0.25" office:value-type="float" office:value="14.75" calcext:value-type="float">
            <text:p>14.75</text:p>
          </table:table-cell>
          <table:table-cell table:style-name="ce2" office:value-type="float" office:value="196036.992212918" calcext:value-type="float">
            <text:p>196036.99221291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4]+0.25"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22"/>
        </table:table-row>
        <table:table-row table:style-name="ro1">
          <table:table-cell table:formula="of:=[MPVs.A125]+0.25"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22"/>
        </table:table-row>
        <table:table-row table:style-name="ro1">
          <table:table-cell table:style-name="ce2" table:formula="of:=[MPVs.A126]+0.25" office:value-type="float" office:value="15.5" calcext:value-type="float">
            <text:p>15.5</text:p>
          </table:table-cell>
          <table:table-cell table:style-name="ce2" office:value-type="float" office:value="270498.753384586" calcext:value-type="float">
            <text:p>270498.75338458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7]+0.25" office:value-type="float" office:value="15.75" calcext:value-type="float">
            <text:p>15.75</text:p>
          </table:table-cell>
          <table:table-cell table:style-name="ce2" office:value-type="float" office:value="222940.191828326" calcext:value-type="float">
            <text:p>222940.19182832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8]+0.25"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22"/>
        </table:table-row>
        <table:table-row table:style-name="ro1">
          <table:table-cell table:formula="of:=[MPVs.A129]+0.25"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22"/>
        </table:table-row>
        <table:table-row table:style-name="ro1">
          <table:table-cell table:formula="of:=[MPVs.A130]+0.25"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22"/>
        </table:table-row>
        <table:table-row table:style-name="ro1">
          <table:table-cell table:style-name="ce2" table:formula="of:=[MPVs.A131]+0.25" office:value-type="float" office:value="16.75" calcext:value-type="float">
            <text:p>16.75</text:p>
          </table:table-cell>
          <table:table-cell table:style-name="ce2" office:value-type="float" office:value="197442.108615848" calcext:value-type="float">
            <text:p>197442.10861584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-16" calcext:value-type="float">
            <text:p>-16</text:p>
          </table:table-cell>
          <table:table-cell table:number-columns-repeated="3"/>
          <table:table-cell office:value-type="float" office:value="204390.740044279" calcext:value-type="float">
            <text:p>204390.740044279</text:p>
          </table:table-cell>
          <table:table-cell office:value-type="float" office:value="-15.25" calcext:value-type="float">
            <text:p>-15.25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-15.75" calcext:value-type="float">
            <text:p>-15.75</text:p>
          </table:table-cell>
          <table:table-cell table:number-columns-repeated="3"/>
          <table:table-cell office:value-type="float" office:value="180851.40209414" calcext:value-type="float">
            <text:p>180851.40209414</text:p>
          </table:table-cell>
          <table:table-cell office:value-type="float" office:value="-14.25" calcext:value-type="float">
            <text:p>-14.25</text:p>
          </table:table-cell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-15.5" calcext:value-type="float">
            <text:p>-15.5</text:p>
          </table:table-cell>
          <table:table-cell table:number-columns-repeated="3"/>
          <table:table-cell office:value-type="float" office:value="173116.583918593" calcext:value-type="float">
            <text:p>173116.58391859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214904.109157249" calcext:value-type="float">
            <text:p>214904.109157249</text:p>
          </table:table-cell>
          <table:table-cell office:value-type="float" office:value="-12.25" calcext:value-type="float">
            <text:p>-12.25</text:p>
          </table:table-cell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-14.75" calcext:value-type="float">
            <text:p>-14.75</text:p>
          </table:table-cell>
          <table:table-cell table:number-columns-repeated="3"/>
          <table:table-cell office:value-type="float" office:value="214409.682030695" calcext:value-type="float">
            <text:p>214409.682030695</text:p>
          </table:table-cell>
          <table:table-cell office:value-type="float" office:value="-11.5" calcext:value-type="float">
            <text:p>-11.5</text:p>
          </table:table-cell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-14.5" calcext:value-type="float">
            <text:p>-14.5</text:p>
          </table:table-cell>
          <table:table-cell table:number-columns-repeated="3"/>
          <table:table-cell office:value-type="float" office:value="183728.479210658" calcext:value-type="float">
            <text:p>183728.479210658</text:p>
          </table:table-cell>
          <table:table-cell office:value-type="float" office:value="-11.25" calcext:value-type="float">
            <text:p>-11.25</text:p>
          </table:table-cell>
        </table:table-row>
        <table:table-row table:style-name="ro1">
          <table:table-cell office:value-type="float" office:value="329537.642593708" calcext:value-type="float">
            <text:p>329537.642593708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191441.942407133" calcext:value-type="float">
            <text:p>191441.942407133</text:p>
          </table:table-cell>
          <table:table-cell office:value-type="float" office:value="-10.25" calcext:value-type="float">
            <text:p>-10.25</text:p>
          </table:table-cell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-13.75" calcext:value-type="float">
            <text:p>-13.75</text:p>
          </table:table-cell>
          <table:table-cell table:number-columns-repeated="3"/>
          <table:table-cell office:value-type="float" office:value="191085.494639266" calcext:value-type="float">
            <text:p>191085.494639266</text:p>
          </table:table-cell>
          <table:table-cell office:value-type="float" office:value="-8.25" calcext:value-type="float">
            <text:p>-8.25</text:p>
          </table:table-cell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-13.5" calcext:value-type="float">
            <text:p>-13.5</text:p>
          </table:table-cell>
          <table:table-cell table:number-columns-repeated="3"/>
          <table:table-cell office:value-type="float" office:value="167770.934378763" calcext:value-type="float">
            <text:p>167770.934378763</text:p>
          </table:table-cell>
          <table:table-cell office:value-type="float" office:value="-6.25" calcext:value-type="float">
            <text:p>-6.25</text:p>
          </table:table-cell>
        </table:table-row>
        <table:table-row table:style-name="ro1">
          <table:table-cell office:value-type="float" office:value="340329.552984582" calcext:value-type="float">
            <text:p>340329.552984582</text:p>
          </table:table-cell>
          <table:table-cell office:value-type="float" office:value="-13.25" calcext:value-type="float">
            <text:p>-13.25</text:p>
          </table:table-cell>
          <table:table-cell table:number-columns-repeated="3"/>
          <table:table-cell office:value-type="float" office:value="181069.435799791" calcext:value-type="float">
            <text:p>181069.435799791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-12.75" calcext:value-type="float">
            <text:p>-12.75</text:p>
          </table:table-cell>
          <table:table-cell table:number-columns-repeated="3"/>
          <table:table-cell office:value-type="float" office:value="92932.4725592466" calcext:value-type="float">
            <text:p>92932.47255924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54905.198959116" calcext:value-type="float">
            <text:p>354905.198959116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  <table:table-cell office:value-type="float" office:value="74286.5474257694" calcext:value-type="float">
            <text:p>74286.5474257694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73871.236256014" calcext:value-type="float">
            <text:p>173871.236256014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-11.75" calcext:value-type="float">
            <text:p>-11.75</text:p>
          </table:table-cell>
          <table:table-cell table:number-columns-repeated="3"/>
          <table:table-cell office:value-type="float" office:value="115015.537527879" calcext:value-type="float">
            <text:p>115015.537527879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-11" calcext:value-type="float">
            <text:p>-11</text:p>
          </table:table-cell>
          <table:table-cell table:number-columns-repeated="3"/>
          <table:table-cell office:value-type="float" office:value="210481.084160295" calcext:value-type="float">
            <text:p>210481.08416029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-10.75" calcext:value-type="float">
            <text:p>-10.75</text:p>
          </table:table-cell>
          <table:table-cell table:number-columns-repeated="3"/>
          <table:table-cell office:value-type="float" office:value="205331.205682864" calcext:value-type="float">
            <text:p>205331.205682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-10.5" calcext:value-type="float">
            <text:p>-10.5</text:p>
          </table:table-cell>
          <table:table-cell table:number-columns-repeated="3"/>
          <table:table-cell office:value-type="float" office:value="137380.337124857" calcext:value-type="float">
            <text:p>137380.337124857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-10" calcext:value-type="float">
            <text:p>-10</text:p>
          </table:table-cell>
          <table:table-cell table:number-columns-repeated="3"/>
          <table:table-cell office:value-type="float" office:value="209223.027028417" calcext:value-type="float">
            <text:p>209223.02702841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-9.75" calcext:value-type="float">
            <text:p>-9.75</text:p>
          </table:table-cell>
          <table:table-cell table:number-columns-repeated="3"/>
          <table:table-cell office:value-type="float" office:value="104365.117278332" calcext:value-type="float">
            <text:p>104365.1172783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-9.5" calcext:value-type="float">
            <text:p>-9.5</text:p>
          </table:table-cell>
          <table:table-cell table:number-columns-repeated="3"/>
          <table:table-cell office:value-type="float" office:value="126660.569769894" calcext:value-type="float">
            <text:p>126660.569769894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372201.0867255" calcext:value-type="float">
            <text:p>372201.0867255</text:p>
          </table:table-cell>
          <table:table-cell office:value-type="float" office:value="-9.25" calcext:value-type="float">
            <text:p>-9.25</text:p>
          </table:table-cell>
          <table:table-cell table:number-columns-repeated="3"/>
          <table:table-cell office:value-type="float" office:value="191843.272208777" calcext:value-type="float">
            <text:p>191843.272208777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-9" calcext:value-type="float">
            <text:p>-9</text:p>
          </table:table-cell>
          <table:table-cell table:number-columns-repeated="3"/>
          <table:table-cell office:value-type="float" office:value="193497.297197161" calcext:value-type="float">
            <text:p>193497.297197161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-8.75" calcext:value-type="float">
            <text:p>-8.75</text:p>
          </table:table-cell>
          <table:table-cell table:number-columns-repeated="3"/>
          <table:table-cell office:value-type="float" office:value="191164.779907304" calcext:value-type="float">
            <text:p>191164.779907304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-8.5" calcext:value-type="float">
            <text:p>-8.5</text:p>
          </table:table-cell>
          <table:table-cell table:number-columns-repeated="3"/>
          <table:table-cell office:value-type="float" office:value="216610.687506233" calcext:value-type="float">
            <text:p>216610.687506233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186638.362584663" calcext:value-type="float">
            <text:p>186638.362584663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-7.75" calcext:value-type="float">
            <text:p>-7.75</text:p>
          </table:table-cell>
          <table:table-cell table:number-columns-repeated="3"/>
          <table:table-cell office:value-type="float" office:value="196036.992212918" calcext:value-type="float">
            <text:p>196036.992212918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-7.5" calcext:value-type="float">
            <text:p>-7.5</text:p>
          </table:table-cell>
          <table:table-cell table:number-columns-repeated="3"/>
          <table:table-cell office:value-type="float" office:value="270498.753384586" calcext:value-type="float">
            <text:p>270498.75338458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-7.25" calcext:value-type="float">
            <text:p>-7.25</text:p>
          </table:table-cell>
          <table:table-cell table:number-columns-repeated="3"/>
          <table:table-cell office:value-type="float" office:value="222940.191828326" calcext:value-type="float">
            <text:p>222940.191828326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-7" calcext:value-type="float">
            <text:p>-7</text:p>
          </table:table-cell>
          <table:table-cell table:number-columns-repeated="3"/>
          <table:table-cell office:value-type="float" office:value="197442.108615848" calcext:value-type="float">
            <text:p>197442.108615848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-6.75" calcext:value-type="float">
            <text:p>-6.75</text:p>
          </table:table-cell>
          <table:table-cell table:number-columns-repeated="5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-6.5" calcext:value-type="float">
            <text:p>-6.5</text:p>
          </table:table-cell>
          <table:table-cell table:number-columns-repeated="5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-6" calcext:value-type="float">
            <text:p>-6</text:p>
          </table:table-cell>
          <table:table-cell table:number-columns-repeated="5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-5.75" calcext:value-type="float">
            <text:p>-5.75</text:p>
          </table:table-cell>
          <table:table-cell table:number-columns-repeated="5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-5.5" calcext:value-type="float">
            <text:p>-5.5</text:p>
          </table:table-cell>
          <table:table-cell table:number-columns-repeated="5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-5.25" calcext:value-type="float">
            <text:p>-5.25</text:p>
          </table:table-cell>
          <table:table-cell table:number-columns-repeated="5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-4.5" calcext:value-type="float">
            <text:p>-4.5</text:p>
          </table:table-cell>
          <table:table-cell table:number-columns-repeated="5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-4.25" calcext:value-type="float">
            <text:p>-4.25</text:p>
          </table:table-cell>
          <table:table-cell table:number-columns-repeated="5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-3.75" calcext:value-type="float">
            <text:p>-3.75</text:p>
          </table:table-cell>
          <table:table-cell table:number-columns-repeated="5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-3.5" calcext:value-type="float">
            <text:p>-3.5</text:p>
          </table:table-cell>
          <table:table-cell table:number-columns-repeated="5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-3.25" calcext:value-type="float">
            <text:p>-3.25</text:p>
          </table:table-cell>
          <table:table-cell table:number-columns-repeated="5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-2.5" calcext:value-type="float">
            <text:p>-2.5</text:p>
          </table:table-cell>
          <table:table-cell table:number-columns-repeated="5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-2.25" calcext:value-type="float">
            <text:p>-2.25</text:p>
          </table:table-cell>
          <table:table-cell table:number-columns-repeated="5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-1.75" calcext:value-type="float">
            <text:p>-1.75</text:p>
          </table:table-cell>
          <table:table-cell table:number-columns-repeated="5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-1.5" calcext:value-type="float">
            <text:p>-1.5</text:p>
          </table:table-cell>
          <table:table-cell table:number-columns-repeated="5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-1.25" calcext:value-type="float">
            <text:p>-1.25</text:p>
          </table:table-cell>
          <table:table-cell table:number-columns-repeated="5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6.75" calcext:value-type="float">
            <text:p>6.75</text:p>
          </table:table-cell>
          <table:table-cell table:number-columns-repeated="5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7.25" calcext:value-type="float">
            <text:p>7.25</text:p>
          </table:table-cell>
          <table:table-cell table:number-columns-repeated="5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7.75" calcext:value-type="float">
            <text:p>7.75</text:p>
          </table:table-cell>
          <table:table-cell table:number-columns-repeated="5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8.25" calcext:value-type="float">
            <text:p>8.25</text:p>
          </table:table-cell>
          <table:table-cell table:number-columns-repeated="5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8.75" calcext:value-type="float">
            <text:p>8.75</text:p>
          </table:table-cell>
          <table:table-cell table:number-columns-repeated="5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9.75" calcext:value-type="float">
            <text:p>9.75</text:p>
          </table:table-cell>
          <table:table-cell table:number-columns-repeated="5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10.25" calcext:value-type="float">
            <text:p>10.25</text:p>
          </table:table-cell>
          <table:table-cell table:number-columns-repeated="5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10.5" calcext:value-type="float">
            <text:p>10.5</text:p>
          </table:table-cell>
          <table:table-cell table:number-columns-repeated="5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10.75" calcext:value-type="float">
            <text:p>10.75</text:p>
          </table:table-cell>
          <table:table-cell table:number-columns-repeated="5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11.25" calcext:value-type="float">
            <text:p>11.25</text:p>
          </table:table-cell>
          <table:table-cell table:number-columns-repeated="5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11.5" calcext:value-type="float">
            <text:p>11.5</text:p>
          </table:table-cell>
          <table:table-cell table:number-columns-repeated="5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12.25" calcext:value-type="float">
            <text:p>12.25</text:p>
          </table:table-cell>
          <table:table-cell table:number-columns-repeated="5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12.5" calcext:value-type="float">
            <text:p>12.5</text:p>
          </table:table-cell>
          <table:table-cell table:number-columns-repeated="5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12.75" calcext:value-type="float">
            <text:p>12.75</text:p>
          </table:table-cell>
          <table:table-cell table:number-columns-repeated="5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13.5" calcext:value-type="float">
            <text:p>13.5</text:p>
          </table:table-cell>
          <table:table-cell table:number-columns-repeated="5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15.25" calcext:value-type="float">
            <text:p>15.25</text:p>
          </table:table-cell>
          <table:table-cell table:number-columns-repeated="5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16.25" calcext:value-type="float">
            <text:p>16.25</text:p>
          </table:table-cell>
          <table:table-cell table:number-columns-repeated="5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16.5" calcext:value-type="float">
            <text:p>16.5</text:p>
          </table:table-cell>
          <table:table-cell table:number-columns-repeated="5"/>
        </table:table-row>
      </table:table>
      <table:table table:name="phi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float" office:value="0.959762" calcext:value-type="float">
            <text:p>0.959762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2"/>
          <table:table-cell office:value-type="float" office:value="0.952967" calcext:value-type="float">
            <text:p>0.952967</text:p>
          </table:table-cell>
          <table:table-cell table:style-name="ce1" office:value-type="float" office:value="204390.740044279" calcext:value-type="float">
            <text:p>204390.740044279</text:p>
          </table:table-cell>
          <table:table-cell/>
          <table:table-cell table:style-name="ce2" office:value-type="float" office:value="0.720341" calcext:value-type="float">
            <text:p>0.720341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/>
          <table:table-cell office:value-type="float" office:value="0.889156" calcext:value-type="float">
            <text:p>0.889156</text:p>
          </table:table-cell>
          <table:table-cell table:style-name="ce1" office:value-type="float" office:value="74286.5474257694" calcext:value-type="float">
            <text:p>74286.5474257694</text:p>
          </table:table-cell>
        </table:table-row>
        <table:table-row table:style-name="ro1">
          <table:table-cell office:value-type="float" office:value="0.963638" calcext:value-type="float">
            <text:p>0.963638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2"/>
          <table:table-cell office:value-type="float" office:value="0.927361" calcext:value-type="float">
            <text:p>0.927361</text:p>
          </table:table-cell>
          <table:table-cell table:style-name="ce1" office:value-type="float" office:value="180851.40209414" calcext:value-type="float">
            <text:p>180851.40209414</text:p>
          </table:table-cell>
          <table:table-cell/>
          <table:table-cell office:value-type="float" office:value="0.838716" calcext:value-type="float">
            <text:p>0.838716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3"/>
        </table:table-row>
        <table:table-row table:style-name="ro1">
          <table:table-cell office:value-type="float" office:value="0.964383" calcext:value-type="float">
            <text:p>0.964383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2"/>
          <table:table-cell office:value-type="float" office:value="0.913177" calcext:value-type="float">
            <text:p>0.913177</text:p>
          </table:table-cell>
          <table:table-cell table:style-name="ce1" office:value-type="float" office:value="173116.583918593" calcext:value-type="float">
            <text:p>173116.583918593</text:p>
          </table:table-cell>
          <table:table-cell/>
          <table:table-cell office:value-type="float" office:value="0.926924" calcext:value-type="float">
            <text:p>0.926924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3"/>
        </table:table-row>
        <table:table-row table:style-name="ro1">
          <table:table-cell office:value-type="float" office:value="0.952045" calcext:value-type="float">
            <text:p>0.95204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2"/>
          <table:table-cell office:value-type="float" office:value="0.328346" calcext:value-type="float">
            <text:p>0.328346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/>
          <table:table-cell office:value-type="float" office:value="0.862964" calcext:value-type="float">
            <text:p>0.862964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number-columns-repeated="3"/>
        </table:table-row>
        <table:table-row table:style-name="ro1">
          <table:table-cell office:value-type="float" office:value="0.954909" calcext:value-type="float">
            <text:p>0.954909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2"/>
          <table:table-cell office:value-type="float" office:value="0.962498" calcext:value-type="float">
            <text:p>0.962498</text:p>
          </table:table-cell>
          <table:table-cell table:style-name="ce1" office:value-type="float" office:value="214409.682030695" calcext:value-type="float">
            <text:p>214409.682030695</text:p>
          </table:table-cell>
          <table:table-cell/>
          <table:table-cell office:value-type="float" office:value="0.935823" calcext:value-type="float">
            <text:p>0.935823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3"/>
        </table:table-row>
        <table:table-row table:style-name="ro1">
          <table:table-cell office:value-type="float" office:value="0.954591" calcext:value-type="float">
            <text:p>0.954591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2"/>
          <table:table-cell office:value-type="float" office:value="0.952321" calcext:value-type="float">
            <text:p>0.952321</text:p>
          </table:table-cell>
          <table:table-cell table:style-name="ce1" office:value-type="float" office:value="183728.479210658" calcext:value-type="float">
            <text:p>183728.479210658</text:p>
          </table:table-cell>
          <table:table-cell table:number-columns-repeated="6"/>
        </table:table-row>
        <table:table-row table:style-name="ro1">
          <table:table-cell office:value-type="float" office:value="0.960276" calcext:value-type="float">
            <text:p>0.960276</text:p>
          </table:table-cell>
          <table:table-cell office:value-type="float" office:value="329537.642593708" calcext:value-type="float">
            <text:p>329537.642593708</text:p>
          </table:table-cell>
          <table:table-cell table:number-columns-repeated="2"/>
          <table:table-cell office:value-type="float" office:value="0.93394" calcext:value-type="float">
            <text:p>0.93394</text:p>
          </table:table-cell>
          <table:table-cell table:style-name="ce1" office:value-type="float" office:value="191441.942407133" calcext:value-type="float">
            <text:p>191441.942407133</text:p>
          </table:table-cell>
          <table:table-cell table:number-columns-repeated="6"/>
        </table:table-row>
        <table:table-row table:style-name="ro1">
          <table:table-cell office:value-type="float" office:value="0.96074" calcext:value-type="float">
            <text:p>0.96074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2"/>
          <table:table-cell office:value-type="float" office:value="0.926592" calcext:value-type="float">
            <text:p>0.926592</text:p>
          </table:table-cell>
          <table:table-cell table:style-name="ce1" office:value-type="float" office:value="191085.494639266" calcext:value-type="float">
            <text:p>191085.494639266</text:p>
          </table:table-cell>
          <table:table-cell table:number-columns-repeated="6"/>
        </table:table-row>
        <table:table-row table:style-name="ro1">
          <table:table-cell office:value-type="float" office:value="0.962465" calcext:value-type="float">
            <text:p>0.96246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2"/>
          <table:table-cell office:value-type="float" office:value="0.918177" calcext:value-type="float">
            <text:p>0.918177</text:p>
          </table:table-cell>
          <table:table-cell table:style-name="ce1" office:value-type="float" office:value="167770.934378763" calcext:value-type="float">
            <text:p>167770.934378763</text:p>
          </table:table-cell>
          <table:table-cell table:number-columns-repeated="6"/>
        </table:table-row>
        <table:table-row table:style-name="ro1">
          <table:table-cell office:value-type="float" office:value="0.961088" calcext:value-type="float">
            <text:p>0.961088</text:p>
          </table:table-cell>
          <table:table-cell office:value-type="float" office:value="340329.552984582" calcext:value-type="float">
            <text:p>340329.552984582</text:p>
          </table:table-cell>
          <table:table-cell table:number-columns-repeated="2"/>
          <table:table-cell office:value-type="float" office:value="0.870833" calcext:value-type="float">
            <text:p>0.870833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 table:number-columns-repeated="6"/>
        </table:table-row>
        <table:table-row table:style-name="ro1">
          <table:table-cell office:value-type="float" office:value="0.97154" calcext:value-type="float">
            <text:p>0.97154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2"/>
          <table:table-cell office:value-type="float" office:value="0.984226" calcext:value-type="float">
            <text:p>0.984226</text:p>
          </table:table-cell>
          <table:table-cell table:style-name="ce1" office:value-type="float" office:value="173871.236256014" calcext:value-type="float">
            <text:p>173871.236256014</text:p>
          </table:table-cell>
          <table:table-cell table:number-columns-repeated="6"/>
        </table:table-row>
        <table:table-row table:style-name="ro1">
          <table:table-cell office:value-type="float" office:value="0.950166" calcext:value-type="float">
            <text:p>0.950166</text:p>
          </table:table-cell>
          <table:table-cell office:value-type="float" office:value="354905.198959116" calcext:value-type="float">
            <text:p>354905.198959116</text:p>
          </table:table-cell>
          <table:table-cell table:number-columns-repeated="2"/>
          <table:table-cell office:value-type="float" office:value="0.9566" calcext:value-type="float">
            <text:p>0.9566</text:p>
          </table:table-cell>
          <table:table-cell table:style-name="ce1" office:value-type="float" office:value="210481.084160295" calcext:value-type="float">
            <text:p>210481.084160295</text:p>
          </table:table-cell>
          <table:table-cell table:number-columns-repeated="6"/>
        </table:table-row>
        <table:table-row table:style-name="ro1">
          <table:table-cell office:value-type="float" office:value="0.967263" calcext:value-type="float">
            <text:p>0.967263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2"/>
          <table:table-cell office:value-type="float" office:value="0.936905" calcext:value-type="float">
            <text:p>0.936905</text:p>
          </table:table-cell>
          <table:table-cell table:style-name="ce1" office:value-type="float" office:value="205331.205682864" calcext:value-type="float">
            <text:p>205331.205682864</text:p>
          </table:table-cell>
          <table:table-cell table:number-columns-repeated="6"/>
        </table:table-row>
        <table:table-row table:style-name="ro1">
          <table:table-cell office:value-type="float" office:value="0.964945" calcext:value-type="float">
            <text:p>0.96494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2"/>
          <table:table-cell office:value-type="float" office:value="0.938548" calcext:value-type="float">
            <text:p>0.938548</text:p>
          </table:table-cell>
          <table:table-cell table:style-name="ce1" office:value-type="float" office:value="209223.027028417" calcext:value-type="float">
            <text:p>209223.027028417</text:p>
          </table:table-cell>
          <table:table-cell table:number-columns-repeated="6"/>
        </table:table-row>
        <table:table-row table:style-name="ro1">
          <table:table-cell office:value-type="float" office:value="0.951587" calcext:value-type="float">
            <text:p>0.951587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2"/>
          <table:table-cell office:value-type="float" office:value="0.917586" calcext:value-type="float">
            <text:p>0.917586</text:p>
          </table:table-cell>
          <table:table-cell table:style-name="ce1" office:value-type="float" office:value="191843.272208777" calcext:value-type="float">
            <text:p>191843.272208777</text:p>
          </table:table-cell>
          <table:table-cell table:number-columns-repeated="6"/>
        </table:table-row>
        <table:table-row table:style-name="ro1">
          <table:table-cell office:value-type="float" office:value="0.956256" calcext:value-type="float">
            <text:p>0.956256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2"/>
          <table:table-cell office:value-type="float" office:value="0.936861" calcext:value-type="float">
            <text:p>0.936861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 table:number-columns-repeated="6"/>
        </table:table-row>
        <table:table-row table:style-name="ro1">
          <table:table-cell office:value-type="float" office:value="0.957217" calcext:value-type="float">
            <text:p>0.957217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2"/>
          <table:table-cell office:value-type="float" office:value="0.581027" calcext:value-type="float">
            <text:p>0.581027</text:p>
          </table:table-cell>
          <table:table-cell table:style-name="ce1" office:value-type="float" office:value="191164.779907304" calcext:value-type="float">
            <text:p>191164.779907304</text:p>
          </table:table-cell>
          <table:table-cell table:number-columns-repeated="6"/>
        </table:table-row>
        <table:table-row table:style-name="ro1">
          <table:table-cell office:value-type="float" office:value="0.957416" calcext:value-type="float">
            <text:p>0.957416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2"/>
          <table:table-cell table:style-name="ce2" office:value-type="float" office:value="0.806302" calcext:value-type="float">
            <text:p>0.806302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table:number-columns-repeated="6"/>
        </table:table-row>
        <table:table-row table:style-name="ro1">
          <table:table-cell office:value-type="float" office:value="0.963368" calcext:value-type="float">
            <text:p>0.963368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2"/>
          <table:table-cell office:value-type="float" office:value="0.937507" calcext:value-type="float">
            <text:p>0.937507</text:p>
          </table:table-cell>
          <table:table-cell table:style-name="ce1" office:value-type="float" office:value="186638.362584663" calcext:value-type="float">
            <text:p>186638.362584663</text:p>
          </table:table-cell>
          <table:table-cell table:number-columns-repeated="6"/>
        </table:table-row>
        <table:table-row table:style-name="ro1">
          <table:table-cell office:value-type="float" office:value="0.96425" calcext:value-type="float">
            <text:p>0.9642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2"/>
          <table:table-cell office:value-type="float" office:value="0.94554" calcext:value-type="float">
            <text:p>0.94554</text:p>
          </table:table-cell>
          <table:table-cell table:style-name="ce1" office:value-type="float" office:value="196036.992212918" calcext:value-type="float">
            <text:p>196036.992212918</text:p>
          </table:table-cell>
          <table:table-cell table:number-columns-repeated="6"/>
        </table:table-row>
        <table:table-row table:style-name="ro1">
          <table:table-cell office:value-type="float" office:value="0.962885" calcext:value-type="float">
            <text:p>0.962885</text:p>
          </table:table-cell>
          <table:table-cell office:value-type="float" office:value="372201.0867255" calcext:value-type="float">
            <text:p>372201.0867255</text:p>
          </table:table-cell>
          <table:table-cell table:number-columns-repeated="2"/>
          <table:table-cell office:value-type="float" office:value="0.947267" calcext:value-type="float">
            <text:p>0.947267</text:p>
          </table:table-cell>
          <table:table-cell table:style-name="ce1" office:value-type="float" office:value="270498.753384586" calcext:value-type="float">
            <text:p>270498.753384586</text:p>
          </table:table-cell>
          <table:table-cell table:number-columns-repeated="6"/>
        </table:table-row>
        <table:table-row table:style-name="ro1">
          <table:table-cell office:value-type="float" office:value="0.948511" calcext:value-type="float">
            <text:p>0.948511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2"/>
          <table:table-cell office:value-type="float" office:value="0.897948" calcext:value-type="float">
            <text:p>0.897948</text:p>
          </table:table-cell>
          <table:table-cell table:style-name="ce1" office:value-type="float" office:value="222940.191828326" calcext:value-type="float">
            <text:p>222940.191828326</text:p>
          </table:table-cell>
          <table:table-cell table:number-columns-repeated="6"/>
        </table:table-row>
        <table:table-row table:style-name="ro1">
          <table:table-cell office:value-type="float" office:value="0.958215" calcext:value-type="float">
            <text:p>0.95821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2"/>
          <table:table-cell office:value-type="float" office:value="0.933273" calcext:value-type="float">
            <text:p>0.933273</text:p>
          </table:table-cell>
          <table:table-cell table:style-name="ce1" office:value-type="float" office:value="197442.108615848" calcext:value-type="float">
            <text:p>197442.108615848</text:p>
          </table:table-cell>
          <table:table-cell table:number-columns-repeated="6"/>
        </table:table-row>
        <table:table-row table:style-name="ro1">
          <table:table-cell office:value-type="float" office:value="0.9559" calcext:value-type="float">
            <text:p>0.9559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10"/>
        </table:table-row>
        <table:table-row table:style-name="ro1">
          <table:table-cell office:value-type="float" office:value="0.954143" calcext:value-type="float">
            <text:p>0.954143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"/>
        </table:table-row>
        <table:table-row table:style-name="ro1">
          <table:table-cell office:value-type="float" office:value="0.960212" calcext:value-type="float">
            <text:p>0.960212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"/>
        </table:table-row>
        <table:table-row table:style-name="ro1">
          <table:table-cell office:value-type="float" office:value="0.962679" calcext:value-type="float">
            <text:p>0.962679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"/>
        </table:table-row>
        <table:table-row table:style-name="ro1">
          <table:table-cell office:value-type="float" office:value="0.959724" calcext:value-type="float">
            <text:p>0.959724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10"/>
        </table:table-row>
        <table:table-row table:style-name="ro1">
          <table:table-cell office:value-type="float" office:value="0.949731" calcext:value-type="float">
            <text:p>0.949731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"/>
        </table:table-row>
        <table:table-row table:style-name="ro1">
          <table:table-cell office:value-type="float" office:value="0.955776" calcext:value-type="float">
            <text:p>0.955776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"/>
        </table:table-row>
        <table:table-row table:style-name="ro1">
          <table:table-cell office:value-type="float" office:value="0.957582" calcext:value-type="float">
            <text:p>0.957582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"/>
        </table:table-row>
        <table:table-row table:style-name="ro1">
          <table:table-cell office:value-type="float" office:value="0.952356" calcext:value-type="float">
            <text:p>0.95235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10"/>
        </table:table-row>
        <table:table-row table:style-name="ro1">
          <table:table-cell office:value-type="float" office:value="0.963523" calcext:value-type="float">
            <text:p>0.963523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"/>
        </table:table-row>
        <table:table-row table:style-name="ro1">
          <table:table-cell office:value-type="float" office:value="0.962658" calcext:value-type="float">
            <text:p>0.962658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"/>
        </table:table-row>
        <table:table-row table:style-name="ro1">
          <table:table-cell office:value-type="float" office:value="0.962729" calcext:value-type="float">
            <text:p>0.962729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"/>
        </table:table-row>
        <table:table-row table:style-name="ro1">
          <table:table-cell office:value-type="float" office:value="0.930151" calcext:value-type="float">
            <text:p>0.930151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"/>
        </table:table-row>
        <table:table-row table:style-name="ro1">
          <table:table-cell office:value-type="float" office:value="0.960465" calcext:value-type="float">
            <text:p>0.96046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"/>
        </table:table-row>
        <table:table-row table:style-name="ro1">
          <table:table-cell office:value-type="float" office:value="0.953565" calcext:value-type="float">
            <text:p>0.95356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"/>
        </table:table-row>
        <table:table-row table:style-name="ro1">
          <table:table-cell office:value-type="float" office:value="0.953472" calcext:value-type="float">
            <text:p>0.953472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"/>
        </table:table-row>
        <table:table-row table:style-name="ro1">
          <table:table-cell office:value-type="float" office:value="0.961861" calcext:value-type="float">
            <text:p>0.961861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10"/>
        </table:table-row>
        <table:table-row table:style-name="ro1">
          <table:table-cell office:value-type="float" office:value="0.964186" calcext:value-type="float">
            <text:p>0.964186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"/>
        </table:table-row>
        <table:table-row table:style-name="ro1">
          <table:table-cell office:value-type="float" office:value="0.96166" calcext:value-type="float">
            <text:p>0.96166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"/>
        </table:table-row>
        <table:table-row table:style-name="ro1">
          <table:table-cell office:value-type="float" office:value="0.96689" calcext:value-type="float">
            <text:p>0.96689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"/>
        </table:table-row>
        <table:table-row table:style-name="ro1">
          <table:table-cell office:value-type="float" office:value="0.972655" calcext:value-type="float">
            <text:p>0.97265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"/>
        </table:table-row>
        <table:table-row table:style-name="ro1">
          <table:table-cell office:value-type="float" office:value="0.953492" calcext:value-type="float">
            <text:p>0.95349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10"/>
        </table:table-row>
        <table:table-row table:style-name="ro1">
          <table:table-cell office:value-type="float" office:value="0.960075" calcext:value-type="float">
            <text:p>0.9600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"/>
        </table:table-row>
        <table:table-row table:style-name="ro1">
          <table:table-cell office:value-type="float" office:value="0.961787" calcext:value-type="float">
            <text:p>0.961787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"/>
        </table:table-row>
        <table:table-row table:style-name="ro1">
          <table:table-cell office:value-type="float" office:value="0.960046" calcext:value-type="float">
            <text:p>0.960046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"/>
        </table:table-row>
        <table:table-row table:style-name="ro1">
          <table:table-cell office:value-type="float" office:value="0.953238" calcext:value-type="float">
            <text:p>0.953238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"/>
        </table:table-row>
        <table:table-row table:style-name="ro1">
          <table:table-cell office:value-type="float" office:value="0.957589" calcext:value-type="float">
            <text:p>0.957589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"/>
        </table:table-row>
        <table:table-row table:style-name="ro1">
          <table:table-cell office:value-type="float" office:value="0.960359" calcext:value-type="float">
            <text:p>0.960359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"/>
        </table:table-row>
        <table:table-row table:style-name="ro1">
          <table:table-cell table:style-name="ce2" office:value-type="float" office:value="0.755892" calcext:value-type="float">
            <text:p>0.755892</text:p>
          </table:table-cell>
          <table:table-cell table:style-name="ce2" office:value-type="float" office:value="324076.486274348" calcext:value-type="float">
            <text:p>324076.486274348</text:p>
          </table:table-cell>
          <table:table-cell table:number-columns-repeated="10"/>
        </table:table-row>
        <table:table-row table:style-name="ro1">
          <table:table-cell office:value-type="float" office:value="0.962928" calcext:value-type="float">
            <text:p>0.962928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"/>
        </table:table-row>
        <table:table-row table:style-name="ro1">
          <table:table-cell office:value-type="float" office:value="0.963802" calcext:value-type="float">
            <text:p>0.963802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"/>
        </table:table-row>
        <table:table-row table:style-name="ro1">
          <table:table-cell office:value-type="float" office:value="0.941301" calcext:value-type="float">
            <text:p>0.941301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10"/>
        </table:table-row>
        <table:table-row table:style-name="ro1">
          <table:table-cell office:value-type="float" office:value="0.734613" calcext:value-type="float">
            <text:p>0.734613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10"/>
        </table:table-row>
        <table:table-row table:style-name="ro1">
          <table:table-cell office:value-type="float" office:value="0.948669" calcext:value-type="float">
            <text:p>0.948669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"/>
        </table:table-row>
        <table:table-row table:style-name="ro1">
          <table:table-cell office:value-type="float" office:value="0.949108" calcext:value-type="float">
            <text:p>0.949108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"/>
        </table:table-row>
        <table:table-row table:style-name="ro1">
          <table:table-cell office:value-type="float" office:value="0.95745" calcext:value-type="float">
            <text:p>0.95745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"/>
        </table:table-row>
        <table:table-row table:style-name="ro1">
          <table:table-cell office:value-type="float" office:value="0.961644" calcext:value-type="float">
            <text:p>0.961644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"/>
        </table:table-row>
        <table:table-row table:style-name="ro1">
          <table:table-cell office:value-type="float" office:value="0.960452" calcext:value-type="float">
            <text:p>0.960452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"/>
        </table:table-row>
        <table:table-row table:style-name="ro1">
          <table:table-cell office:value-type="float" office:value="0.95971" calcext:value-type="float">
            <text:p>0.95971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"/>
        </table:table-row>
        <table:table-row table:style-name="ro1">
          <table:table-cell office:value-type="float" office:value="0.956541" calcext:value-type="float">
            <text:p>0.956541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"/>
        </table:table-row>
        <table:table-row table:style-name="ro1">
          <table:table-cell office:value-type="float" office:value="0.957005" calcext:value-type="float">
            <text:p>0.957005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"/>
        </table:table-row>
        <table:table-row table:style-name="ro1">
          <table:table-cell table:style-name="ce2" office:value-type="float" office:value="0.724351" calcext:value-type="float">
            <text:p>0.724351</text:p>
          </table:table-cell>
          <table:table-cell table:style-name="ce2" office:value-type="float" office:value="359903.993794379" calcext:value-type="float">
            <text:p>359903.993794379</text:p>
          </table:table-cell>
          <table:table-cell table:number-columns-repeated="10"/>
        </table:table-row>
        <table:table-row table:style-name="ro1">
          <table:table-cell office:value-type="float" office:value="0.96276" calcext:value-type="float">
            <text:p>0.96276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"/>
        </table:table-row>
        <table:table-row table:style-name="ro1">
          <table:table-cell office:value-type="float" office:value="0.96314" calcext:value-type="float">
            <text:p>0.96314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"/>
        </table:table-row>
        <table:table-row table:style-name="ro1">
          <table:table-cell office:value-type="float" office:value="0.945036" calcext:value-type="float">
            <text:p>0.945036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10"/>
        </table:table-row>
        <table:table-row table:style-name="ro1">
          <table:table-cell office:value-type="float" office:value="0.95576" calcext:value-type="float">
            <text:p>0.95576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"/>
        </table:table-row>
        <table:table-row table:style-name="ro1">
          <table:table-cell office:value-type="float" office:value="0.958227" calcext:value-type="float">
            <text:p>0.958227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"/>
        </table:table-row>
        <table:table-row table:style-name="ro1">
          <table:table-cell office:value-type="float" office:value="0.946598" calcext:value-type="float">
            <text:p>0.946598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"/>
        </table:table-row>
        <table:table-row table:style-name="ro1">
          <table:table-cell office:value-type="float" office:value="0.963161" calcext:value-type="float">
            <text:p>0.963161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"/>
        </table:table-row>
        <table:table-row table:style-name="ro1">
          <table:table-cell office:value-type="float" office:value="0.807414" calcext:value-type="float">
            <text:p>0.807414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"/>
        </table:table-row>
        <table:table-row table:style-name="ro1">
          <table:table-cell office:value-type="float" office:value="0.968335" calcext:value-type="float">
            <text:p>0.96833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"/>
        </table:table-row>
        <table:table-row table:style-name="ro1">
          <table:table-cell office:value-type="float" office:value="0.964175" calcext:value-type="float">
            <text:p>0.9641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"/>
        </table:table-row>
        <table:table-row table:style-name="ro1">
          <table:table-cell office:value-type="float" office:value="0.960368" calcext:value-type="float">
            <text:p>0.960368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"/>
        </table:table-row>
        <table:table-row table:style-name="ro1">
          <table:table-cell office:value-type="float" office:value="0.962367" calcext:value-type="float">
            <text:p>0.962367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"/>
        </table:table-row>
        <table:table-row table:style-name="ro1">
          <table:table-cell office:value-type="float" office:value="0.961551" calcext:value-type="float">
            <text:p>0.961551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"/>
        </table:table-row>
        <table:table-row table:style-name="ro1">
          <table:table-cell office:value-type="float" office:value="0.961803" calcext:value-type="float">
            <text:p>0.961803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"/>
        </table:table-row>
        <table:table-row table:style-name="ro1">
          <table:table-cell office:value-type="float" office:value="0.964407" calcext:value-type="float">
            <text:p>0.964407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"/>
        </table:table-row>
        <table:table-row table:style-name="ro1">
          <table:table-cell table:style-name="ce2" office:value-type="float" office:value="0.802781" calcext:value-type="float">
            <text:p>0.802781</text:p>
          </table:table-cell>
          <table:table-cell table:style-name="ce2" office:value-type="float" office:value="354714.95443417" calcext:value-type="float">
            <text:p>354714.95443417</text:p>
          </table:table-cell>
          <table:table-cell table:number-columns-repeated="10"/>
        </table:table-row>
        <table:table-row table:style-name="ro1">
          <table:table-cell office:value-type="float" office:value="0.951439" calcext:value-type="float">
            <text:p>0.951439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"/>
        </table:table-row>
        <table:table-row table:style-name="ro1">
          <table:table-cell office:value-type="float" office:value="0.957235" calcext:value-type="float">
            <text:p>0.95723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"/>
        </table:table-row>
        <table:table-row table:style-name="ro1">
          <table:table-cell office:value-type="float" office:value="0.910015" calcext:value-type="float">
            <text:p>0.91001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"/>
        </table:table-row>
        <table:table-row table:style-name="ro1">
          <table:table-cell office:value-type="float" office:value="0.962319" calcext:value-type="float">
            <text:p>0.962319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"/>
        </table:table-row>
        <table:table-row table:style-name="ro1">
          <table:table-cell table:style-name="ce2" office:value-type="float" office:value="0.80431" calcext:value-type="float">
            <text:p>0.80431</text:p>
          </table:table-cell>
          <table:table-cell table:style-name="ce2" office:value-type="float" office:value="369232.984900282" calcext:value-type="float">
            <text:p>369232.984900282</text:p>
          </table:table-cell>
          <table:table-cell table:number-columns-repeated="10"/>
        </table:table-row>
        <table:table-row table:style-name="ro1">
          <table:table-cell office:value-type="float" office:value="0.967468" calcext:value-type="float">
            <text:p>0.967468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"/>
        </table:table-row>
        <table:table-row table:style-name="ro1">
          <table:table-cell office:value-type="float" office:value="0.961049" calcext:value-type="float">
            <text:p>0.961049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"/>
        </table:table-row>
        <table:table-row table:style-name="ro1">
          <table:table-cell office:value-type="float" office:value="0.948009" calcext:value-type="float">
            <text:p>0.948009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"/>
        </table:table-row>
        <table:table-row table:style-name="ro1">
          <table:table-cell office:value-type="float" office:value="0.955335" calcext:value-type="float">
            <text:p>0.95533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"/>
        </table:table-row>
        <table:table-row table:style-name="ro1">
          <table:table-cell office:value-type="float" office:value="0.969674" calcext:value-type="float">
            <text:p>0.96967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"/>
        </table:table-row>
        <table:table-row table:style-name="ro1">
          <table:table-cell office:value-type="float" office:value="0.93724" calcext:value-type="float">
            <text:p>0.93724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"/>
        </table:table-row>
        <table:table-row table:style-name="ro1">
          <table:table-cell office:value-type="float" office:value="0.959822" calcext:value-type="float">
            <text:p>0.959822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"/>
        </table:table-row>
        <table:table-row table:style-name="ro1">
          <table:table-cell office:value-type="float" office:value="0.957976" calcext:value-type="float">
            <text:p>0.95797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"/>
        </table:table-row>
        <table:table-row table:style-name="ro1">
          <table:table-cell office:value-type="float" office:value="0.963316" calcext:value-type="float">
            <text:p>0.963316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"/>
        </table:table-row>
        <table:table-row table:style-name="ro1">
          <table:table-cell office:value-type="float" office:value="0.962903" calcext:value-type="float">
            <text:p>0.962903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"/>
        </table:table-row>
        <table:table-row table:style-name="ro1" table:number-rows-repeated="10484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ta" table:style-name="ta1">
        <table:table-column table:style-name="co1" table:number-columns-repeated="12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0.875411" calcext:value-type="float">
            <text:p>0.875411</text:p>
          </table:table-cell>
          <table:table-cell table:number-columns-repeated="2"/>
          <table:table-cell table:style-name="ce1" office:value-type="float" office:value="204390.740044279" calcext:value-type="float">
            <text:p>204390.740044279</text:p>
          </table:table-cell>
          <table:table-cell office:value-type="float" office:value="0.919281" calcext:value-type="float">
            <text:p>0.919281</text:p>
          </table:table-cell>
          <table:table-cell/>
          <table:table-cell table:style-name="ce1" office:value-type="float" office:value="92932.4725592466" calcext:value-type="float">
            <text:p>92932.4725592466</text:p>
          </table:table-cell>
          <table:table-cell office:value-type="float" office:value="0.823986" calcext:value-type="float">
            <text:p>0.823986</text:p>
          </table:table-cell>
          <table:table-cell/>
          <table:table-cell table:style-name="ce1" office:value-type="float" office:value="74286.5474257694" calcext:value-type="float">
            <text:p>74286.5474257694</text:p>
          </table:table-cell>
          <table:table-cell office:value-type="float" office:value="0.771003" calcext:value-type="float">
            <text:p>0.771003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0.939434" calcext:value-type="float">
            <text:p>0.939434</text:p>
          </table:table-cell>
          <table:table-cell table:number-columns-repeated="2"/>
          <table:table-cell table:style-name="ce1" office:value-type="float" office:value="180851.40209414" calcext:value-type="float">
            <text:p>180851.40209414</text:p>
          </table:table-cell>
          <table:table-cell office:value-type="float" office:value="0.904326" calcext:value-type="float">
            <text:p>0.904326</text:p>
          </table:table-cell>
          <table:table-cell/>
          <table:table-cell table:style-name="ce1" office:value-type="float" office:value="115015.537527879" calcext:value-type="float">
            <text:p>115015.537527879</text:p>
          </table:table-cell>
          <table:table-cell office:value-type="float" office:value="0.902896" calcext:value-type="float">
            <text:p>0.902896</text:p>
          </table:table-cell>
          <table:table-cell table:number-columns-repeated="3"/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0.940229" calcext:value-type="float">
            <text:p>0.940229</text:p>
          </table:table-cell>
          <table:table-cell table:number-columns-repeated="2"/>
          <table:table-cell table:style-name="ce1" office:value-type="float" office:value="173116.583918593" calcext:value-type="float">
            <text:p>173116.583918593</text:p>
          </table:table-cell>
          <table:table-cell office:value-type="float" office:value="0.931085" calcext:value-type="float">
            <text:p>0.931085</text:p>
          </table:table-cell>
          <table:table-cell/>
          <table:table-cell table:style-name="ce1" office:value-type="float" office:value="137380.337124857" calcext:value-type="float">
            <text:p>137380.337124857</text:p>
          </table:table-cell>
          <table:table-cell office:value-type="float" office:value="0.911303" calcext:value-type="float">
            <text:p>0.911303</text:p>
          </table:table-cell>
          <table:table-cell table:number-columns-repeated="3"/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0.915219" calcext:value-type="float">
            <text:p>0.915219</text:p>
          </table:table-cell>
          <table:table-cell table:number-columns-repeated="2"/>
          <table:table-cell table:style-name="ce4" office:value-type="float" office:value="214904.109157249" calcext:value-type="float">
            <text:p>214904.109157249</text:p>
          </table:table-cell>
          <table:table-cell office:value-type="float" office:value="0.924894" calcext:value-type="float">
            <text:p>0.924894</text:p>
          </table:table-cell>
          <table:table-cell/>
          <table:table-cell table:style-name="ce1" office:value-type="float" office:value="104365.117278332" calcext:value-type="float">
            <text:p>104365.117278332</text:p>
          </table:table-cell>
          <table:table-cell office:value-type="float" office:value="0.902893" calcext:value-type="float">
            <text:p>0.902893</text:p>
          </table:table-cell>
          <table:table-cell table:number-columns-repeated="3"/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0.909747" calcext:value-type="float">
            <text:p>0.909747</text:p>
          </table:table-cell>
          <table:table-cell table:number-columns-repeated="2"/>
          <table:table-cell table:style-name="ce1" office:value-type="float" office:value="214409.682030695" calcext:value-type="float">
            <text:p>214409.682030695</text:p>
          </table:table-cell>
          <table:table-cell office:value-type="float" office:value="0.938562" calcext:value-type="float">
            <text:p>0.938562</text:p>
          </table:table-cell>
          <table:table-cell/>
          <table:table-cell table:style-name="ce1" office:value-type="float" office:value="126660.569769894" calcext:value-type="float">
            <text:p>126660.569769894</text:p>
          </table:table-cell>
          <table:table-cell office:value-type="float" office:value="0.905271" calcext:value-type="float">
            <text:p>0.905271</text:p>
          </table:table-cell>
          <table:table-cell table:number-columns-repeated="3"/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0.846067" calcext:value-type="float">
            <text:p>0.846067</text:p>
          </table:table-cell>
          <table:table-cell table:number-columns-repeated="2"/>
          <table:table-cell table:style-name="ce1" office:value-type="float" office:value="183728.479210658" calcext:value-type="float">
            <text:p>183728.479210658</text:p>
          </table:table-cell>
          <table:table-cell office:value-type="float" office:value="0.92962" calcext:value-type="float">
            <text:p>0.92962</text:p>
          </table:table-cell>
          <table:table-cell table:number-columns-repeated="6"/>
        </table:table-row>
        <table:table-row table:style-name="ro1">
          <table:table-cell table:style-name="ce1" office:value-type="float" office:value="329537.642593708" calcext:value-type="float">
            <text:p>329537.642593708</text:p>
          </table:table-cell>
          <table:table-cell office:value-type="float" office:value="0.937225" calcext:value-type="float">
            <text:p>0.937225</text:p>
          </table:table-cell>
          <table:table-cell table:number-columns-repeated="2"/>
          <table:table-cell table:style-name="ce1" office:value-type="float" office:value="191441.942407133" calcext:value-type="float">
            <text:p>191441.942407133</text:p>
          </table:table-cell>
          <table:table-cell office:value-type="float" office:value="0.907006" calcext:value-type="float">
            <text:p>0.907006</text:p>
          </table:table-cell>
          <table:table-cell table:number-columns-repeated="6"/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0.93767" calcext:value-type="float">
            <text:p>0.93767</text:p>
          </table:table-cell>
          <table:table-cell table:number-columns-repeated="2"/>
          <table:table-cell table:style-name="ce1" office:value-type="float" office:value="191085.494639266" calcext:value-type="float">
            <text:p>191085.494639266</text:p>
          </table:table-cell>
          <table:table-cell office:value-type="float" office:value="0.903943" calcext:value-type="float">
            <text:p>0.903943</text:p>
          </table:table-cell>
          <table:table-cell table:number-columns-repeated="6"/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0.939818" calcext:value-type="float">
            <text:p>0.939818</text:p>
          </table:table-cell>
          <table:table-cell table:number-columns-repeated="2"/>
          <table:table-cell table:style-name="ce1" office:value-type="float" office:value="167770.934378763" calcext:value-type="float">
            <text:p>167770.934378763</text:p>
          </table:table-cell>
          <table:table-cell office:value-type="float" office:value="0.904643" calcext:value-type="float">
            <text:p>0.904643</text:p>
          </table:table-cell>
          <table:table-cell table:number-columns-repeated="6"/>
        </table:table-row>
        <table:table-row table:style-name="ro1">
          <table:table-cell table:style-name="ce1" office:value-type="float" office:value="340329.552984582" calcext:value-type="float">
            <text:p>340329.552984582</text:p>
          </table:table-cell>
          <table:table-cell office:value-type="float" office:value="0.937495" calcext:value-type="float">
            <text:p>0.937495</text:p>
          </table:table-cell>
          <table:table-cell table:number-columns-repeated="2"/>
          <table:table-cell table:style-name="ce1" office:value-type="float" office:value="181069.435799791" calcext:value-type="float">
            <text:p>181069.435799791</text:p>
          </table:table-cell>
          <table:table-cell office:value-type="float" office:value="0.878206" calcext:value-type="float">
            <text:p>0.878206</text:p>
          </table:table-cell>
          <table:table-cell table:number-columns-repeated="6"/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0.869975" calcext:value-type="float">
            <text:p>0.869975</text:p>
          </table:table-cell>
          <table:table-cell table:number-columns-repeated="2"/>
          <table:table-cell table:style-name="ce1" office:value-type="float" office:value="173871.236256014" calcext:value-type="float">
            <text:p>173871.236256014</text:p>
          </table:table-cell>
          <table:table-cell office:value-type="float" office:value="0.951486" calcext:value-type="float">
            <text:p>0.951486</text:p>
          </table:table-cell>
          <table:table-cell table:number-columns-repeated="6"/>
        </table:table-row>
        <table:table-row table:style-name="ro1">
          <table:table-cell table:style-name="ce1" office:value-type="float" office:value="354905.198959116" calcext:value-type="float">
            <text:p>354905.198959116</text:p>
          </table:table-cell>
          <table:table-cell office:value-type="float" office:value="0.931743" calcext:value-type="float">
            <text:p>0.931743</text:p>
          </table:table-cell>
          <table:table-cell table:number-columns-repeated="2"/>
          <table:table-cell table:style-name="ce1" office:value-type="float" office:value="210481.084160295" calcext:value-type="float">
            <text:p>210481.084160295</text:p>
          </table:table-cell>
          <table:table-cell office:value-type="float" office:value="0.937205" calcext:value-type="float">
            <text:p>0.937205</text:p>
          </table:table-cell>
          <table:table-cell table:number-columns-repeated="6"/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0.944737" calcext:value-type="float">
            <text:p>0.944737</text:p>
          </table:table-cell>
          <table:table-cell table:number-columns-repeated="2"/>
          <table:table-cell table:style-name="ce1" office:value-type="float" office:value="205331.205682864" calcext:value-type="float">
            <text:p>205331.205682864</text:p>
          </table:table-cell>
          <table:table-cell office:value-type="float" office:value="0.92118" calcext:value-type="float">
            <text:p>0.92118</text:p>
          </table:table-cell>
          <table:table-cell table:number-columns-repeated="6"/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0.944586" calcext:value-type="float">
            <text:p>0.944586</text:p>
          </table:table-cell>
          <table:table-cell table:number-columns-repeated="2"/>
          <table:table-cell table:style-name="ce1" office:value-type="float" office:value="209223.027028417" calcext:value-type="float">
            <text:p>209223.027028417</text:p>
          </table:table-cell>
          <table:table-cell office:value-type="float" office:value="0.916522" calcext:value-type="float">
            <text:p>0.916522</text:p>
          </table:table-cell>
          <table:table-cell table:number-columns-repeated="6"/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0.781563" calcext:value-type="float">
            <text:p>0.781563</text:p>
          </table:table-cell>
          <table:table-cell table:number-columns-repeated="2"/>
          <table:table-cell table:style-name="ce1" office:value-type="float" office:value="191843.272208777" calcext:value-type="float">
            <text:p>191843.272208777</text:p>
          </table:table-cell>
          <table:table-cell office:value-type="float" office:value="0.906952" calcext:value-type="float">
            <text:p>0.906952</text:p>
          </table:table-cell>
          <table:table-cell table:number-columns-repeated="6"/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0.771826" calcext:value-type="float">
            <text:p>0.771826</text:p>
          </table:table-cell>
          <table:table-cell table:number-columns-repeated="2"/>
          <table:table-cell table:style-name="ce1" office:value-type="float" office:value="193497.297197161" calcext:value-type="float">
            <text:p>193497.297197161</text:p>
          </table:table-cell>
          <table:table-cell office:value-type="float" office:value="0.857026" calcext:value-type="float">
            <text:p>0.857026</text:p>
          </table:table-cell>
          <table:table-cell table:number-columns-repeated="6"/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0.914224" calcext:value-type="float">
            <text:p>0.914224</text:p>
          </table:table-cell>
          <table:table-cell table:number-columns-repeated="2"/>
          <table:table-cell table:style-name="ce1" office:value-type="float" office:value="191164.779907304" calcext:value-type="float">
            <text:p>191164.779907304</text:p>
          </table:table-cell>
          <table:table-cell office:value-type="float" office:value="0.914538" calcext:value-type="float">
            <text:p>0.914538</text:p>
          </table:table-cell>
          <table:table-cell table:number-columns-repeated="6"/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0.936744" calcext:value-type="float">
            <text:p>0.936744</text:p>
          </table:table-cell>
          <table:table-cell table:number-columns-repeated="2"/>
          <table:table-cell table:style-name="ce1" office:value-type="float" office:value="216610.687506233" calcext:value-type="float">
            <text:p>216610.687506233</text:p>
          </table:table-cell>
          <table:table-cell office:value-type="float" office:value="0.944231" calcext:value-type="float">
            <text:p>0.944231</text:p>
          </table:table-cell>
          <table:table-cell table:number-columns-repeated="6"/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0.937699" calcext:value-type="float">
            <text:p>0.937699</text:p>
          </table:table-cell>
          <table:table-cell table:number-columns-repeated="2"/>
          <table:table-cell table:style-name="ce1" office:value-type="float" office:value="186638.362584663" calcext:value-type="float">
            <text:p>186638.362584663</text:p>
          </table:table-cell>
          <table:table-cell office:value-type="float" office:value="0.942461" calcext:value-type="float">
            <text:p>0.942461</text:p>
          </table:table-cell>
          <table:table-cell table:number-columns-repeated="6"/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0.937852" calcext:value-type="float">
            <text:p>0.937852</text:p>
          </table:table-cell>
          <table:table-cell table:number-columns-repeated="2"/>
          <table:table-cell table:style-name="ce1" office:value-type="float" office:value="196036.992212918" calcext:value-type="float">
            <text:p>196036.992212918</text:p>
          </table:table-cell>
          <table:table-cell office:value-type="float" office:value="0.93966" calcext:value-type="float">
            <text:p>0.93966</text:p>
          </table:table-cell>
          <table:table-cell table:number-columns-repeated="6"/>
        </table:table-row>
        <table:table-row table:style-name="ro1">
          <table:table-cell table:style-name="ce1" office:value-type="float" office:value="372201.0867255" calcext:value-type="float">
            <text:p>372201.0867255</text:p>
          </table:table-cell>
          <table:table-cell office:value-type="float" office:value="0.938376" calcext:value-type="float">
            <text:p>0.938376</text:p>
          </table:table-cell>
          <table:table-cell table:number-columns-repeated="2"/>
          <table:table-cell table:style-name="ce1" office:value-type="float" office:value="270498.753384586" calcext:value-type="float">
            <text:p>270498.753384586</text:p>
          </table:table-cell>
          <table:table-cell office:value-type="float" office:value="0.91281" calcext:value-type="float">
            <text:p>0.91281</text:p>
          </table:table-cell>
          <table:table-cell table:number-columns-repeated="6"/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0.916248" calcext:value-type="float">
            <text:p>0.916248</text:p>
          </table:table-cell>
          <table:table-cell table:number-columns-repeated="2"/>
          <table:table-cell table:style-name="ce1" office:value-type="float" office:value="222940.191828326" calcext:value-type="float">
            <text:p>222940.191828326</text:p>
          </table:table-cell>
          <table:table-cell office:value-type="float" office:value="0.911902" calcext:value-type="float">
            <text:p>0.911902</text:p>
          </table:table-cell>
          <table:table-cell table:number-columns-repeated="6"/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0.914885" calcext:value-type="float">
            <text:p>0.914885</text:p>
          </table:table-cell>
          <table:table-cell table:number-columns-repeated="2"/>
          <table:table-cell table:style-name="ce1" office:value-type="float" office:value="197442.108615848" calcext:value-type="float">
            <text:p>197442.108615848</text:p>
          </table:table-cell>
          <table:table-cell office:value-type="float" office:value="0.932109" calcext:value-type="float">
            <text:p>0.932109</text:p>
          </table:table-cell>
          <table:table-cell table:number-columns-repeated="6"/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0.91241" calcext:value-type="float">
            <text:p>0.91241</text:p>
          </table:table-cell>
          <table:table-cell table:number-columns-repeated="10"/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0.935203" calcext:value-type="float">
            <text:p>0.935203</text:p>
          </table:table-cell>
          <table:table-cell table:number-columns-repeated="10"/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0.937393" calcext:value-type="float">
            <text:p>0.937393</text:p>
          </table:table-cell>
          <table:table-cell table:number-columns-repeated="10"/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0.871726" calcext:value-type="float">
            <text:p>0.871726</text:p>
          </table:table-cell>
          <table:table-cell table:number-columns-repeated="10"/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0.936193" calcext:value-type="float">
            <text:p>0.936193</text:p>
          </table:table-cell>
          <table:table-cell table:number-columns-repeated="10"/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0.914637" calcext:value-type="float">
            <text:p>0.914637</text:p>
          </table:table-cell>
          <table:table-cell table:number-columns-repeated="10"/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0.912593" calcext:value-type="float">
            <text:p>0.912593</text:p>
          </table:table-cell>
          <table:table-cell table:number-columns-repeated="10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0.913314" calcext:value-type="float">
            <text:p>0.913314</text:p>
          </table:table-cell>
          <table:table-cell table:number-columns-repeated="10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0.935804" calcext:value-type="float">
            <text:p>0.935804</text:p>
          </table:table-cell>
          <table:table-cell table:number-columns-repeated="10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0.875927" calcext:value-type="float">
            <text:p>0.875927</text:p>
          </table:table-cell>
          <table:table-cell table:number-columns-repeated="10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0.936635" calcext:value-type="float">
            <text:p>0.936635</text:p>
          </table:table-cell>
          <table:table-cell table:number-columns-repeated="10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0.938977" calcext:value-type="float">
            <text:p>0.938977</text:p>
          </table:table-cell>
          <table:table-cell table:number-columns-repeated="10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0.918216" calcext:value-type="float">
            <text:p>0.918216</text:p>
          </table:table-cell>
          <table:table-cell table:number-columns-repeated="10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0.91921" calcext:value-type="float">
            <text:p>0.91921</text:p>
          </table:table-cell>
          <table:table-cell table:number-columns-repeated="10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0.854764" calcext:value-type="float">
            <text:p>0.854764</text:p>
          </table:table-cell>
          <table:table-cell table:number-columns-repeated="10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0.934109" calcext:value-type="float">
            <text:p>0.934109</text:p>
          </table:table-cell>
          <table:table-cell table:number-columns-repeated="10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0.872157" calcext:value-type="float">
            <text:p>0.872157</text:p>
          </table:table-cell>
          <table:table-cell table:number-columns-repeated="10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0.878363" calcext:value-type="float">
            <text:p>0.878363</text:p>
          </table:table-cell>
          <table:table-cell table:number-columns-repeated="10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0.933018" calcext:value-type="float">
            <text:p>0.933018</text:p>
          </table:table-cell>
          <table:table-cell table:number-columns-repeated="10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0.931816" calcext:value-type="float">
            <text:p>0.931816</text:p>
          </table:table-cell>
          <table:table-cell table:number-columns-repeated="10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0.930474" calcext:value-type="float">
            <text:p>0.930474</text:p>
          </table:table-cell>
          <table:table-cell table:number-columns-repeated="10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0.936325" calcext:value-type="float">
            <text:p>0.936325</text:p>
          </table:table-cell>
          <table:table-cell table:number-columns-repeated="10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0.938264" calcext:value-type="float">
            <text:p>0.938264</text:p>
          </table:table-cell>
          <table:table-cell table:number-columns-repeated="10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0.936912" calcext:value-type="float">
            <text:p>0.936912</text:p>
          </table:table-cell>
          <table:table-cell table:number-columns-repeated="10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0.94005" calcext:value-type="float">
            <text:p>0.94005</text:p>
          </table:table-cell>
          <table:table-cell table:number-columns-repeated="10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0.889153" calcext:value-type="float">
            <text:p>0.889153</text:p>
          </table:table-cell>
          <table:table-cell table:number-columns-repeated="10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0.900623" calcext:value-type="float">
            <text:p>0.900623</text:p>
          </table:table-cell>
          <table:table-cell table:number-columns-repeated="10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0.911043" calcext:value-type="float">
            <text:p>0.911043</text:p>
          </table:table-cell>
          <table:table-cell table:number-columns-repeated="10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0.940928" calcext:value-type="float">
            <text:p>0.940928</text:p>
          </table:table-cell>
          <table:table-cell table:number-columns-repeated="10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0.878045" calcext:value-type="float">
            <text:p>0.878045</text:p>
          </table:table-cell>
          <table:table-cell table:number-columns-repeated="10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0.938892" calcext:value-type="float">
            <text:p>0.938892</text:p>
          </table:table-cell>
          <table:table-cell table:number-columns-repeated="10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0.917198" calcext:value-type="float">
            <text:p>0.917198</text:p>
          </table:table-cell>
          <table:table-cell table:number-columns-repeated="10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0.917598" calcext:value-type="float">
            <text:p>0.917598</text:p>
          </table:table-cell>
          <table:table-cell table:number-columns-repeated="10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0.844213" calcext:value-type="float">
            <text:p>0.844213</text:p>
          </table:table-cell>
          <table:table-cell table:number-columns-repeated="10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0.91182" calcext:value-type="float">
            <text:p>0.91182</text:p>
          </table:table-cell>
          <table:table-cell table:number-columns-repeated="10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0.871631" calcext:value-type="float">
            <text:p>0.871631</text:p>
          </table:table-cell>
          <table:table-cell table:number-columns-repeated="10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0.940432" calcext:value-type="float">
            <text:p>0.940432</text:p>
          </table:table-cell>
          <table:table-cell table:number-columns-repeated="10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0.940105" calcext:value-type="float">
            <text:p>0.940105</text:p>
          </table:table-cell>
          <table:table-cell table:number-columns-repeated="10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0.940159" calcext:value-type="float">
            <text:p>0.940159</text:p>
          </table:table-cell>
          <table:table-cell table:number-columns-repeated="10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0.917573" calcext:value-type="float">
            <text:p>0.917573</text:p>
          </table:table-cell>
          <table:table-cell table:number-columns-repeated="10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0.936656" calcext:value-type="float">
            <text:p>0.936656</text:p>
          </table:table-cell>
          <table:table-cell table:number-columns-repeated="10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0.938895" calcext:value-type="float">
            <text:p>0.938895</text:p>
          </table:table-cell>
          <table:table-cell table:number-columns-repeated="10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0.939186" calcext:value-type="float">
            <text:p>0.939186</text:p>
          </table:table-cell>
          <table:table-cell table:number-columns-repeated="10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0.936559" calcext:value-type="float">
            <text:p>0.936559</text:p>
          </table:table-cell>
          <table:table-cell table:number-columns-repeated="10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0.845126" calcext:value-type="float">
            <text:p>0.845126</text:p>
          </table:table-cell>
          <table:table-cell table:number-columns-repeated="10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0.919328" calcext:value-type="float">
            <text:p>0.919328</text:p>
          </table:table-cell>
          <table:table-cell table:number-columns-repeated="10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0.919258" calcext:value-type="float">
            <text:p>0.919258</text:p>
          </table:table-cell>
          <table:table-cell table:number-columns-repeated="10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0.915422" calcext:value-type="float">
            <text:p>0.915422</text:p>
          </table:table-cell>
          <table:table-cell table:number-columns-repeated="10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0.943047" calcext:value-type="float">
            <text:p>0.943047</text:p>
          </table:table-cell>
          <table:table-cell table:number-columns-repeated="10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0.877251" calcext:value-type="float">
            <text:p>0.877251</text:p>
          </table:table-cell>
          <table:table-cell table:number-columns-repeated="10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0.946513" calcext:value-type="float">
            <text:p>0.946513</text:p>
          </table:table-cell>
          <table:table-cell table:number-columns-repeated="10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0.944642" calcext:value-type="float">
            <text:p>0.944642</text:p>
          </table:table-cell>
          <table:table-cell table:number-columns-repeated="10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0.922142" calcext:value-type="float">
            <text:p>0.922142</text:p>
          </table:table-cell>
          <table:table-cell table:number-columns-repeated="10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0.920622" calcext:value-type="float">
            <text:p>0.920622</text:p>
          </table:table-cell>
          <table:table-cell table:number-columns-repeated="10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0.832587" calcext:value-type="float">
            <text:p>0.832587</text:p>
          </table:table-cell>
          <table:table-cell table:number-columns-repeated="10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0.940252" calcext:value-type="float">
            <text:p>0.940252</text:p>
          </table:table-cell>
          <table:table-cell table:number-columns-repeated="10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0.940902" calcext:value-type="float">
            <text:p>0.940902</text:p>
          </table:table-cell>
          <table:table-cell table:number-columns-repeated="10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0.940257" calcext:value-type="float">
            <text:p>0.940257</text:p>
          </table:table-cell>
          <table:table-cell table:number-columns-repeated="10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0.918316" calcext:value-type="float">
            <text:p>0.918316</text:p>
          </table:table-cell>
          <table:table-cell table:number-columns-repeated="10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0.858638" calcext:value-type="float">
            <text:p>0.858638</text:p>
          </table:table-cell>
          <table:table-cell table:number-columns-repeated="10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0.914342" calcext:value-type="float">
            <text:p>0.914342</text:p>
          </table:table-cell>
          <table:table-cell table:number-columns-repeated="10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0.878992" calcext:value-type="float">
            <text:p>0.878992</text:p>
          </table:table-cell>
          <table:table-cell table:number-columns-repeated="10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0.944143" calcext:value-type="float">
            <text:p>0.944143</text:p>
          </table:table-cell>
          <table:table-cell table:number-columns-repeated="10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0.929969" calcext:value-type="float">
            <text:p>0.929969</text:p>
          </table:table-cell>
          <table:table-cell table:number-columns-repeated="10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0.941745" calcext:value-type="float">
            <text:p>0.941745</text:p>
          </table:table-cell>
          <table:table-cell table:number-columns-repeated="10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0.934951" calcext:value-type="float">
            <text:p>0.934951</text:p>
          </table:table-cell>
          <table:table-cell table:number-columns-repeated="10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0.866345" calcext:value-type="float">
            <text:p>0.866345</text:p>
          </table:table-cell>
          <table:table-cell table:number-columns-repeated="10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0.948688" calcext:value-type="float">
            <text:p>0.948688</text:p>
          </table:table-cell>
          <table:table-cell table:number-columns-repeated="10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0.92589" calcext:value-type="float">
            <text:p>0.92589</text:p>
          </table:table-cell>
          <table:table-cell table:number-columns-repeated="10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0.920437" calcext:value-type="float">
            <text:p>0.920437</text:p>
          </table:table-cell>
          <table:table-cell table:number-columns-repeated="10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0.93932" calcext:value-type="float">
            <text:p>0.93932</text:p>
          </table:table-cell>
          <table:table-cell table:number-columns-repeated="10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0.937917" calcext:value-type="float">
            <text:p>0.937917</text:p>
          </table:table-cell>
          <table:table-cell table:number-columns-repeated="10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0.93826" calcext:value-type="float">
            <text:p>0.93826</text:p>
          </table:table-cell>
          <table:table-cell table:number-columns-repeated="10"/>
        </table:table-row>
      </table:table>
      <table:table table:name="convert between sector-layer and fillnumber" table:style-name="ta1">
        <table:table-column table:style-name="co1" table:number-columns-repeated="1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these are normal lay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]+0.25" office:value-type="float" office:value="-15.25" calcext:value-type="float">
            <text:p>-15.25</text:p>
          </table:table-cell>
          <table:table-cell office:value-type="string" calcext:value-type="string">
            <text:p>these are -60V layer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11]+0.25" office:value-type="float" office:value="-2.75" calcext:value-type="float">
            <text:p>-2.75</text:p>
          </table:table-cell>
          <table:table-cell office:value-type="string" calcext:value-type="string">
            <text:p>these are dead or empty lay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]+0.25" office:value-type="float" office:value="-15.75" calcext:value-type="float">
            <text:p>-15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]+0.25" office:value-type="float" office:value="-14.25" calcext:value-type="float">
            <text:p>-14.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8]+0.2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]+0.25" office:value-type="float" office:value="-15.5" calcext:value-type="float">
            <text:p>-15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10]+0.25" office:value-type="float" office:value="-13" calcext:value-type="float">
            <text:p>-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1]+0.25"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]+0.25" office:value-type="float" office:value="-15" calcext:value-type="float">
            <text:p>-1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['convert between sector-layer and fillnumber'.C12]+0.25" office:value-type="float" office:value="-12.25" calcext:value-type="float">
            <text:p>-12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3]+0.2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'convert between sector-layer and fillnumber'.C4]+0.25" office:value-type="float" office:value="-14.75" calcext:value-type="float">
            <text:p>-14.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4]+0.25" office:value-type="float" office:value="-11.5" calcext:value-type="float">
            <text:p>-11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4]+0.25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]+0.25" office:value-type="float" office:value="-14.5" calcext:value-type="float">
            <text:p>-1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5]+0.25" office:value-type="float" office:value="-11.25" calcext:value-type="float">
            <text:p>-11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5]+0.2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]+0.25" office:value-type="float" office:value="-14" calcext:value-type="float">
            <text:p>-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17]+0.25" office:value-type="float" office:value="-10.25" calcext:value-type="float">
            <text:p>-10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M6]+0.25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]+0.25" office:value-type="float" office:value="-13.75" calcext:value-type="float">
            <text:p>-13.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4]+0.25" office:value-type="float" office:value="-8.25" calcext:value-type="float">
            <text:p>-8.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'convert between sector-layer and fillnumber'.C8]+0.25" office:value-type="float" office:value="-13.5" calcext:value-type="float">
            <text:p>-13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1]+0.25" office:value-type="float" office:value="-6.25" calcext:value-type="float">
            <text:p>-6.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]+0.25" office:value-type="float" office:value="-13.25" calcext:value-type="float">
            <text:p>-13.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6]+0.25" office:value-type="float" office:value="-4.75" calcext:value-type="float">
            <text:p>-4.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H3]+0.25" office:value-type="float" office:value="-12.75" calcext:value-type="float">
            <text:p>-12.7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8]+0.25" office:value-type="float" office:value="-0.5" calcext:value-type="float">
            <text:p>-0.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2]+0.25" office:value-type="float" office:value="-3" calcext:value-type="float">
            <text:p>-3</text:p>
          </table:table-cell>
          <table:table-cell office:value-type="string" calcext:value-type="string">
            <text:p>these are -140V laye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1]+0.25" office:value-type="float" office:value="-12.5" calcext:value-type="float">
            <text:p>-12.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3]+0.25" office:value-type="float" office:value="2.5" calcext:value-type="float">
            <text:p>2.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51]+0.25"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4]+0.25" office:value-type="float" office:value="-12" calcext:value-type="float">
            <text:p>-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2]+0.25" office:value-type="float" office:value="5" calcext:value-type="float">
            <text:p>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H13]+0.25"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3]+0.25" office:value-type="float" office:value="-11.75" calcext:value-type="float">
            <text:p>-11.7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3]+0.25" office:value-type="float" office:value="5.5" calcext:value-type="float">
            <text:p>5.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5]+0.2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6]+0.25" office:value-type="float" office:value="-11" calcext:value-type="float">
            <text:p>-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4]+0.25" office:value-type="float" office:value="11.75" calcext:value-type="float">
            <text:p>11.7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14]+0.25" office:value-type="float" office:value="9.25" calcext:value-type="float">
            <text:p>9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5]+0.25" office:value-type="float" office:value="-10.75" calcext:value-type="float">
            <text:p>-10.7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9]+0.25" office:value-type="float" office:value="13.25" calcext:value-type="float">
            <text:p>13.2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6]+0.25" office:value-type="float" office:value="-10.5" calcext:value-type="float">
            <text:p>-10.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0]+0.25" office:value-type="float" office:value="13.75" calcext:value-type="float">
            <text:p>13.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7]+0.25" office:value-type="float" office:value="-10" calcext:value-type="float">
            <text:p>-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1]+0.25" office:value-type="float" office:value="14.25" calcext:value-type="float">
            <text:p>14.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2]+0.25" office:value-type="float" office:value="-0.75" calcext:value-type="float">
            <text:p>-0.75</text:p>
          </table:table-cell>
          <table:table-cell office:value-type="string" calcext:value-type="string">
            <text:p>this is -200V lay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8]+0.25" office:value-type="float" office:value="-9.75" calcext:value-type="float">
            <text:p>-9.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8]+0.25"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9]+0.25" office:value-type="float" office:value="-9.5" calcext:value-type="float">
            <text:p>-9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9]+0.25" office:value-type="float" office:value="14.75" calcext:value-type="float">
            <text:p>14.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0]+0.25" office:value-type="float" office:value="-9.25" calcext:value-type="float">
            <text:p>-9.2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93]+0.25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21]+0.25" office:value-type="float" office:value="-9" calcext:value-type="float">
            <text:p>-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21]+0.25" office:value-type="float" office:value="15.75" calcext:value-type="float">
            <text:p>15.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2]+0.25" office:value-type="float" office:value="-8.75" calcext:value-type="float">
            <text:p>-8.7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6]+0.25" office:value-type="float" office:value="16.75" calcext:value-type="float">
            <text:p>16.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3]+0.25" office:value-type="float" office:value="-8.5" calcext:value-type="float">
            <text:p>-8.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8]+0.25"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5]+0.25" office:value-type="float" office:value="-7.75" calcext:value-type="float">
            <text:p>-7.7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6]+0.25" office:value-type="float" office:value="-7.5" calcext:value-type="float">
            <text:p>-7.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7]+0.25" office:value-type="float" office:value="-7.25" calcext:value-type="float">
            <text:p>-7.2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28]+0.25" office:value-type="float" office:value="-7" calcext:value-type="float">
            <text:p>-7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9]+0.25" office:value-type="float" office:value="-6.75" calcext:value-type="float">
            <text:p>-6.7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30]+0.25" office:value-type="float" office:value="-6.5" calcext:value-type="float">
            <text:p>-6.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9]+0.25"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2]+0.25" office:value-type="float" office:value="-5.75" calcext:value-type="float">
            <text:p>-5.7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33]+0.25" office:value-type="float" office:value="-5.5" calcext:value-type="float">
            <text:p>-5.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4]+0.25" office:value-type="float" office:value="-5.25" calcext:value-type="float">
            <text:p>-5.2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35]+0.25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0]+0.25" office:value-type="float" office:value="-4.5" calcext:value-type="float">
            <text:p>-4.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7]+0.25" office:value-type="float" office:value="-4.25" calcext:value-type="float">
            <text:p>-4.2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38]+0.25" office:value-type="float" office:value="-4" calcext:value-type="float">
            <text:p>-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9]+0.25" office:value-type="float" office:value="-3.75" calcext:value-type="float">
            <text:p>-3.7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40]+0.25" office:value-type="float" office:value="-3.5" calcext:value-type="float">
            <text:p>-3.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1]+0.25" office:value-type="float" office:value="-3.25" calcext:value-type="float">
            <text:p>-3.2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]+0.25" office:value-type="float" office:value="-2.5" calcext:value-type="float">
            <text:p>-2.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3]+0.25" office:value-type="float" office:value="-2.25" calcext:value-type="float">
            <text:p>-2.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4]+0.25"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45]+0.25" office:value-type="float" office:value="-1.75" calcext:value-type="float">
            <text:p>-1.7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46]+0.25" office:value-type="float" office:value="-1.5" calcext:value-type="float">
            <text:p>-1.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7]+0.25" office:value-type="float" office:value="-1.25" calcext:value-type="float">
            <text:p>-1.2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7]+0.2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49]+0.25" office:value-type="float" office:value="1.25" calcext:value-type="float">
            <text:p>1.2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0]+0.25"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12]+0.2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2]+0.25" office:value-type="float" office:value="2.25" calcext:value-type="float">
            <text:p>2.2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2]+0.25"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54]+0.25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5]+0.25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6]+0.25"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57]+0.25" office:value-type="float" office:value="3.75" calcext:value-type="float">
            <text:p>3.7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58]+0.25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9]+0.25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0]+0.25" office:value-type="float" office:value="4.5" calcext:value-type="float">
            <text:p>4.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1]+0.25" office:value-type="float" office:value="4.75" calcext:value-type="float">
            <text:p>4.75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4]+0.25" office:value-type="float" office:value="5.75" calcext:value-type="float">
            <text:p>5.7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3]+0.25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64]+0.25" office:value-type="float" office:value="6.25" calcext:value-type="float">
            <text:p>6.2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5]+0.25" office:value-type="float" office:value="6.5" calcext:value-type="float">
            <text:p>6.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6]+0.25" office:value-type="float" office:value="6.75" calcext:value-type="float">
            <text:p>6.7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7]+0.25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68]+0.25" office:value-type="float" office:value="7.25" calcext:value-type="float">
            <text:p>7.2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9]+0.25" office:value-type="float" office:value="7.5" calcext:value-type="float">
            <text:p>7.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0]+0.25" office:value-type="float" office:value="7.75" calcext:value-type="float">
            <text:p>7.7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1]+0.25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2]+0.25" office:value-type="float" office:value="8.25" calcext:value-type="float">
            <text:p>8.2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73]+0.25" office:value-type="float" office:value="8.5" calcext:value-type="float">
            <text:p>8.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4]+0.25" office:value-type="float" office:value="8.75" calcext:value-type="float">
            <text:p>8.7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5]+0.25"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6]+0.25" office:value-type="float" office:value="9.75" calcext:value-type="float">
            <text:p>9.7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7]+0.25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8]+0.25" office:value-type="float" office:value="10.25" calcext:value-type="float">
            <text:p>10.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79]+0.25" office:value-type="float" office:value="10.5" calcext:value-type="float">
            <text:p>10.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0]+0.25" office:value-type="float" office:value="10.75" calcext:value-type="float">
            <text:p>10.7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81]+0.25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2]+0.25" office:value-type="float" office:value="11.25" calcext:value-type="float">
            <text:p>11.2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83]+0.25" office:value-type="float" office:value="11.5" calcext:value-type="float">
            <text:p>11.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5]+0.25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5]+0.25" office:value-type="float" office:value="12.25" calcext:value-type="float">
            <text:p>12.2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86]+0.25" office:value-type="float" office:value="12.5" calcext:value-type="float">
            <text:p>12.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7]+0.25" office:value-type="float" office:value="12.75" calcext:value-type="float">
            <text:p>12.75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88]+0.25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6]+0.25" office:value-type="float" office:value="13.5" calcext:value-type="float">
            <text:p>13.5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7]+0.25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0]+0.25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2]+0.25" office:value-type="float" office:value="15.25" calcext:value-type="float">
            <text:p>15.2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2]+0.25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4]+0.25" office:value-type="float" office:value="16.25" calcext:value-type="float">
            <text:p>16.2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95]+0.25" office:value-type="float" office:value="16.5" calcext:value-type="float">
            <text:p>16.5</text:p>
          </table:table-cell>
          <table:table-cell table:number-columns-repeated="11"/>
        </table:table-row>
      </table:table>
      <table:table table:name="lowered HV layers" table:style-name="ta1">
        <table:table-column table:style-name="co1" table:number-columns-repeated="1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]+0.25*(['lowered HV layers'.B1]-1)"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40V</text:p>
          </table:table-cell>
          <table:table-cell table:formula="of:=['lowered HV layers'.G1]+0.25*(['lowered HV layers'.H1]-1)" office:value-type="float" office:value="1.75" calcext:value-type="float">
            <text:p>1.7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00V</text:p>
          </table:table-cell>
          <table:table-cell table:formula="of:=['lowered HV layers'.L1]+0.25*(['lowered HV layers'.M1]-1)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V</text:p>
          </table:table-cell>
          <table:table-cell table:formula="of:=['lowered HV layers'.A2]+0.25*(['lowered HV layers'.B2]-1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40V</text:p>
          </table:table-cell>
          <table:table-cell table:formula="of:=['lowered HV layers'.G2]+0.25*(['lowered HV layers'.H2]-1)"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3]+0.25*(['lowered HV layers'.B3]-1)" office:value-type="float" office:value="5.5" calcext:value-type="float">
            <text:p>5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0V</text:p>
          </table:table-cell>
          <table:table-cell table:formula="of:=['lowered HV layers'.G3]+0.25*(['lowered HV layers'.H3]-1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4]+0.25*(['lowered HV layers'.B4]-1)" office:value-type="float" office:value="11.75" calcext:value-type="float">
            <text:p>11.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40V</text:p>
          </table:table-cell>
          <table:table-cell table:formula="of:=['lowered HV layers'.G4]+0.25*(['lowered HV layers'.H4]-1)" office:value-type="float" office:value="9.25" calcext:value-type="float">
            <text:p>9.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5]+0.25*(['lowered HV layers'.B5]-1)" office:value-type="float" office:value="13.25" calcext:value-type="float">
            <text:p>13.25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0V</text:p>
          </table:table-cell>
          <table:table-cell table:formula="of:=['lowered HV layers'.G5]+0.25*(['lowered HV layers'.H5]-1)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6]+0.25*(['lowered HV layers'.B6]-1)" office:value-type="float" office:value="13.75" calcext:value-type="float">
            <text:p>13.7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7]+0.25*(['lowered HV layers'.B7]-1)" office:value-type="float" office:value="14.25" calcext:value-type="float">
            <text:p>14.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8]+0.25*(['lowered HV layers'.B8]-1)" office:value-type="float" office:value="14.5" calcext:value-type="float">
            <text:p>14.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9]+0.25*(['lowered HV layers'.B9]-1)" office:value-type="float" office:value="14.75" calcext:value-type="float">
            <text:p>14.7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0]+0.25*(['lowered HV layers'.B10]-1)" office:value-type="float" office:value="15.5" calcext:value-type="float">
            <text:p>15.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1]+0.25*(['lowered HV layers'.B11]-1)" office:value-type="float" office:value="15.75" calcext:value-type="float">
            <text:p>15.7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2]+0.25*(['lowered HV layers'.B12]-1)" office:value-type="float" office:value="16.75" calcext:value-type="float">
            <text:p>16.75</text:p>
          </table:table-cell>
          <table:table-cell table:number-columns-repeated="1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3]+0.25*(['lowered HV layers'.B13]-1)"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14]+0.25*(['lowered HV layers'.B14]-1)" office:value-type="float" office:value="-4.75" calcext:value-type="float">
            <text:p>-4.75</text:p>
          </table:table-cell>
          <table:table-cell table:number-columns-repeated="11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5]+0.25*(['lowered HV layers'.B15]-1)" office:value-type="float" office:value="-6.25" calcext:value-type="float">
            <text:p>-6.25</text:p>
          </table:table-cell>
          <table:table-cell table:number-columns-repeated="11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6]+0.25*(['lowered HV layers'.B16]-1)" office:value-type="float" office:value="-8.25" calcext:value-type="float">
            <text:p>-8.25</text:p>
          </table:table-cell>
          <table:table-cell table:number-columns-repeated="11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7]+0.25*(['lowered HV layers'.B17]-1)" office:value-type="float" office:value="-10.25" calcext:value-type="float">
            <text:p>-10.25</text:p>
          </table:table-cell>
          <table:table-cell table:number-columns-repeated="11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8]+0.25*(['lowered HV layers'.B18]-1)" office:value-type="float" office:value="-11.5" calcext:value-type="float">
            <text:p>-11.5</text:p>
          </table:table-cell>
          <table:table-cell table:number-columns-repeated="11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9]+0.25*(['lowered HV layers'.B19]-1)" office:value-type="float" office:value="-11.25" calcext:value-type="float">
            <text:p>-11.25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V</text:p>
          </table:table-cell>
          <table:table-cell table:formula="of:=['lowered HV layers'.A20]+0.25*(['lowered HV layers'.B20]-1)"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1]+0.25*(['lowered HV layers'.B21]-1)" office:value-type="float" office:value="-12.25" calcext:value-type="float">
            <text:p>-12.25</text:p>
          </table:table-cell>
          <table:table-cell table:number-columns-repeated="11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2]+0.25*(['lowered HV layers'.B22]-1)" office:value-type="float" office:value="-14.25" calcext:value-type="float">
            <text:p>-14.25</text:p>
          </table:table-cell>
          <table:table-cell table:number-columns-repeated="11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3]+0.25*(['lowered HV layers'.B23]-1)" office:value-type="float" office:value="-15.25" calcext:value-type="float">
            <text:p>-15.25</text:p>
          </table:table-cell>
          <table:table-cell table:number-columns-repeated="11"/>
        </table:table-row>
      </table:table>
      <table:table table:name="phi_layer_eff" table:style-name="ta1">
        <table:table-column table:style-name="co1" table:number-columns-repeated="3" table:default-cell-style-name="ce1"/>
        <table:table-column table:style-name="co1" table:number-columns-repeated="1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5459" calcext:value-type="float">
            <text:p>0.955459</text:p>
          </table:table-cell>
          <table:table-cell office:value-type="string" calcext:value-type="string">
            <text:p>normal laye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36717" calcext:value-type="float">
            <text:p>0.936717</text:p>
          </table:table-cell>
          <table:table-cell office:value-type="string" calcext:value-type="string">
            <text:p>-60V layer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18337" calcext:value-type="float">
            <text:p>0.718337</text:p>
          </table:table-cell>
          <table:table-cell table:style-name="ce1" office:value-type="string" calcext:value-type="string">
            <text:p>-140V layers</text:p>
          </table:table-cell>
          <table:table-cell table:style-name="ce1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formula="of:=[phi_layer_eff.N1]-16" office:value-type="float" office:value="-3" calcext:value-type="float">
            <text:p>-3</text:p>
          </table:table-cell>
          <table:table-cell table:formula="of:=[phi_layer_eff.O1]+1" office:value-type="float" office:value="1" calcext:value-type="float">
            <text:p>1</text:p>
          </table:table-cell>
          <table:table-cell table:style-name="ce2" office:value-type="float" office:value="0.718337" calcext:value-type="float">
            <text:p>0.718337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 office:value-type="string" calcext:value-type="string">
            <text:p>-140V layer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5422" calcext:value-type="float">
            <text:p>0.9554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17325" calcext:value-type="float">
            <text:p>0.91732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29644" calcext:value-type="float">
            <text:p>0.829644</text:p>
          </table:table-cell>
          <table:table-cell table:style-name="ce1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formula="of:=[phi_layer_eff.N2]-16" office:value-type="float" office:value="2" calcext:value-type="float">
            <text:p>2</text:p>
          </table:table-cell>
          <table:table-cell table:formula="of:=[phi_layer_eff.O2]+1" office:value-type="float" office:value="1" calcext:value-type="float">
            <text:p>1</text:p>
          </table:table-cell>
          <table:table-cell table:style-name="ce2" office:value-type="float" office:value="0.752765" calcext:value-type="float">
            <text:p>0.752765</text:p>
          </table:table-cell>
          <table:table-cell office:value-type="float" office:value="324076.486274348" calcext:value-type="float">
            <text:p>324076.48627434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52262" calcext:value-type="float">
            <text:p>0.95226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1075" calcext:value-type="float">
            <text:p>0.91075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1973" calcext:value-type="float">
            <text:p>0.921973</text:p>
          </table:table-cell>
          <table:table-cell table:style-name="ce1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N3]-16" office:value-type="float" office:value="3" calcext:value-type="float">
            <text:p>3</text:p>
          </table:table-cell>
          <table:table-cell table:formula="of:=[phi_layer_eff.O3]+1" office:value-type="float" office:value="2" calcext:value-type="float">
            <text:p>2</text:p>
          </table:table-cell>
          <table:table-cell table:style-name="ce2" office:value-type="float" office:value="0.730565" calcext:value-type="float">
            <text:p>0.730565</text:p>
          </table:table-cell>
          <table:table-cell office:value-type="float" office:value="423065.071372817" calcext:value-type="float">
            <text:p>423065.0713728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9602" calcext:value-type="float">
            <text:p>0.949602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324757" calcext:value-type="float">
            <text:p>0.324757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6068" calcext:value-type="float">
            <text:p>0.86068</text:p>
          </table:table-cell>
          <table:table-cell table:style-name="ce1"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N4]-16" office:value-type="float" office:value="6" calcext:value-type="float">
            <text:p>6</text:p>
          </table:table-cell>
          <table:table-cell table:formula="of:=[phi_layer_eff.O4]+1" office:value-type="float" office:value="2" calcext:value-type="float">
            <text:p>2</text:p>
          </table:table-cell>
          <table:table-cell table:style-name="ce2" office:value-type="float" office:value="0.718066" calcext:value-type="float">
            <text:p>0.718066</text:p>
          </table:table-cell>
          <table:table-cell office:value-type="float" office:value="359903.993794379" calcext:value-type="float">
            <text:p>359903.99379437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49742" calcext:value-type="float">
            <text:p>0.94974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50835" calcext:value-type="float">
            <text:p>0.95083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30869" calcext:value-type="float">
            <text:p>0.930869</text:p>
          </table:table-cell>
          <table:table-cell table:style-name="ce1"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N5]-16" office:value-type="float" office:value="8" calcext:value-type="float">
            <text:p>8</text:p>
          </table:table-cell>
          <table:table-cell table:formula="of:=[phi_layer_eff.O5]+1" office:value-type="float" office:value="2" calcext:value-type="float">
            <text:p>2</text:p>
          </table:table-cell>
          <table:table-cell table:style-name="ce2" office:value-type="float" office:value="0.800223" calcext:value-type="float">
            <text:p>0.800223</text:p>
          </table:table-cell>
          <table:table-cell office:value-type="float" office:value="334304.483307983" calcext:value-type="float">
            <text:p>334304.48330798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46711" calcext:value-type="float">
            <text:p>0.9467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36516" calcext:value-type="float">
            <text:p>0.936516</text:p>
          </table:table-cell>
          <table:table-cell table:number-columns-repeated="4"/>
          <table:table-cell table:style-name="ce1" table:number-columns-repeated="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formula="of:=[phi_layer_eff.N6]-16" office:value-type="float" office:value="10" calcext:value-type="float">
            <text:p>10</text:p>
          </table:table-cell>
          <table:table-cell table:formula="of:=[phi_layer_eff.O6]+1" office:value-type="float" office:value="4" calcext:value-type="float">
            <text:p>4</text:p>
          </table:table-cell>
          <table:table-cell table:style-name="ce2" office:value-type="float" office:value="0.789059" calcext:value-type="float">
            <text:p>0.789059</text:p>
          </table:table-cell>
          <table:table-cell office:value-type="float" office:value="354714.95443417" calcext:value-type="float">
            <text:p>354714.954434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5642" calcext:value-type="float">
            <text:p>0.9564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23396" calcext:value-type="float">
            <text:p>0.923396</text:p>
          </table:table-cell>
          <table:table-cell table:number-columns-repeated="4"/>
          <table:table-cell table:style-name="ce1" table:number-columns-repeated="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N7]-16" office:value-type="float" office:value="12" calcext:value-type="float">
            <text:p>12</text:p>
          </table:table-cell>
          <table:table-cell table:formula="of:=[phi_layer_eff.O7]+1" office:value-type="float" office:value="2" calcext:value-type="float">
            <text:p>2</text:p>
          </table:table-cell>
          <table:table-cell table:style-name="ce2" office:value-type="float" office:value="0.796971" calcext:value-type="float">
            <text:p>0.796971</text:p>
          </table:table-cell>
          <table:table-cell office:value-type="float" office:value="369232.984900282" calcext:value-type="float">
            <text:p>369232.98490028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53026" calcext:value-type="float">
            <text:p>0.95302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17092" calcext:value-type="float">
            <text:p>0.917092</text:p>
          </table:table-cell>
          <table:table-cell table:number-columns-repeated="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N8]-16" office:value-type="float" office:value="14" calcext:value-type="float">
            <text:p>14</text:p>
          </table:table-cell>
          <table:table-cell table:formula="of:=[phi_layer_eff.O8]+1" office:value-type="float" office:value="2" calcext:value-type="float">
            <text:p>2</text:p>
          </table:table-cell>
          <table:table-cell table:style-name="ce2" office:value-type="float" office:value="0.799726" calcext:value-type="float">
            <text:p>0.799726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office:value-type="string" calcext:value-type="string">
            <text:p>-60V lay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950872" calcext:value-type="float">
            <text:p>0.950872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08667" calcext:value-type="float">
            <text:p>0.908667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83969" calcext:value-type="float">
            <text:p>0.883969</text:p>
          </table:table-cell>
          <table:table-cell office:value-type="string" calcext:value-type="string">
            <text:p>-200V layer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45653" calcext:value-type="float">
            <text:p>0.945653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66226" calcext:value-type="float">
            <text:p>0.86622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66093" calcext:value-type="float">
            <text:p>0.966093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75763" calcext:value-type="float">
            <text:p>0.975763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42312" calcext:value-type="float">
            <text:p>0.942312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44294" calcext:value-type="float">
            <text:p>0.944294</text:p>
          </table:table-cell>
          <table:table-cell table:number-columns-repeated="10"/>
          <table:table-cell table:style-name="ce1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63356" calcext:value-type="float">
            <text:p>0.963356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34403" calcext:value-type="float">
            <text:p>0.93440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57151" calcext:value-type="float">
            <text:p>0.957151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31029" calcext:value-type="float">
            <text:p>0.93102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48637" calcext:value-type="float">
            <text:p>0.948637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07909" calcext:value-type="float">
            <text:p>0.90790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0326" calcext:value-type="float">
            <text:p>0.95032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31639" calcext:value-type="float">
            <text:p>0.93163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48846" calcext:value-type="float">
            <text:p>0.94884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74549" calcext:value-type="float">
            <text:p>0.574549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53585" calcext:value-type="float">
            <text:p>0.95358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9726" calcext:value-type="float">
            <text:p>0.799726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55658" calcext:value-type="float">
            <text:p>0.955658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26037" calcext:value-type="float">
            <text:p>0.926037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52675" calcext:value-type="float">
            <text:p>0.95267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30115" calcext:value-type="float">
            <text:p>0.93011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47474" calcext:value-type="float">
            <text:p>0.947474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3953" calcext:value-type="float">
            <text:p>0.9395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46079" calcext:value-type="float">
            <text:p>0.946079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88255" calcext:value-type="float">
            <text:p>0.88825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53303" calcext:value-type="float">
            <text:p>0.953303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18104" calcext:value-type="float">
            <text:p>0.918104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48549" calcext:value-type="float">
            <text:p>0.94854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50336" calcext:value-type="float">
            <text:p>0.95033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52549" calcext:value-type="float">
            <text:p>0.95254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50735" calcext:value-type="float">
            <text:p>0.95073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43987" calcext:value-type="float">
            <text:p>0.94398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47272" calcext:value-type="float">
            <text:p>0.947272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50826" calcext:value-type="float">
            <text:p>0.950826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950144" calcext:value-type="float">
            <text:p>0.950144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48467" calcext:value-type="float">
            <text:p>0.94846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55224" calcext:value-type="float">
            <text:p>0.955224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50434" calcext:value-type="float">
            <text:p>0.950434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46573" calcext:value-type="float">
            <text:p>0.946573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2769" calcext:value-type="float">
            <text:p>0.92769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952844" calcext:value-type="float">
            <text:p>0.952844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43201" calcext:value-type="float">
            <text:p>0.94320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49207" calcext:value-type="float">
            <text:p>0.949207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952786" calcext:value-type="float">
            <text:p>0.952786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950305" calcext:value-type="float">
            <text:p>0.95030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943514" calcext:value-type="float">
            <text:p>0.943514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958819" calcext:value-type="float">
            <text:p>0.958819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961829" calcext:value-type="float">
            <text:p>0.961829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49684" calcext:value-type="float">
            <text:p>0.949684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952407" calcext:value-type="float">
            <text:p>0.952407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950265" calcext:value-type="float">
            <text:p>0.95026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944711" calcext:value-type="float">
            <text:p>0.944711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50729" calcext:value-type="float">
            <text:p>0.950729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952547" calcext:value-type="float">
            <text:p>0.952547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52499" calcext:value-type="float">
            <text:p>0.952499</text:p>
          </table:table-cell>
          <table:table-cell table:number-columns-repeated="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52765" calcext:value-type="float">
            <text:p>0.75276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954525" calcext:value-type="float">
            <text:p>0.95452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947416" calcext:value-type="float">
            <text:p>0.947416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38708" calcext:value-type="float">
            <text:p>0.938708</text:p>
          </table:table-cell>
          <table:table-cell table:number-columns-repeated="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30565" calcext:value-type="float">
            <text:p>0.730565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940543" calcext:value-type="float">
            <text:p>0.94054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938364" calcext:value-type="float">
            <text:p>0.938364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53048" calcext:value-type="float">
            <text:p>0.953048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53237" calcext:value-type="float">
            <text:p>0.953237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948074" calcext:value-type="float">
            <text:p>0.948074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943364" calcext:value-type="float">
            <text:p>0.943364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946323" calcext:value-type="float">
            <text:p>0.946323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52856" calcext:value-type="float">
            <text:p>0.952856</text:p>
          </table:table-cell>
          <table:table-cell table:number-columns-repeated="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18066" calcext:value-type="float">
            <text:p>0.718066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950231" calcext:value-type="float">
            <text:p>0.950231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945972" calcext:value-type="float">
            <text:p>0.94597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42248" calcext:value-type="float">
            <text:p>0.942248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950398" calcext:value-type="float">
            <text:p>0.950398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950301" calcext:value-type="float">
            <text:p>0.950301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93625" calcext:value-type="float">
            <text:p>0.93625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59096" calcext:value-type="float">
            <text:p>0.959096</text:p>
          </table:table-cell>
          <table:table-cell table:number-columns-repeated="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00223" calcext:value-type="float">
            <text:p>0.800223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955622" calcext:value-type="float">
            <text:p>0.95562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947445" calcext:value-type="float">
            <text:p>0.947445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952742" calcext:value-type="float">
            <text:p>0.95274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519" calcext:value-type="float">
            <text:p>0.9519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56807" calcext:value-type="float">
            <text:p>0.956807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953161" calcext:value-type="float">
            <text:p>0.953161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951836" calcext:value-type="float">
            <text:p>0.951836</text:p>
          </table:table-cell>
          <table:table-cell table:number-columns-repeated="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789059" calcext:value-type="float">
            <text:p>0.789059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48997" calcext:value-type="float">
            <text:p>0.948997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952053" calcext:value-type="float">
            <text:p>0.952053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902753" calcext:value-type="float">
            <text:p>0.902753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57498" calcext:value-type="float">
            <text:p>0.957498</text:p>
          </table:table-cell>
          <table:table-cell table:number-columns-repeated="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6971" calcext:value-type="float">
            <text:p>0.796971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954226" calcext:value-type="float">
            <text:p>0.95422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943942" calcext:value-type="float">
            <text:p>0.943942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45503" calcext:value-type="float">
            <text:p>0.945503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947209" calcext:value-type="float">
            <text:p>0.947209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65722" calcext:value-type="float">
            <text:p>0.965722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34777" calcext:value-type="float">
            <text:p>0.934777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54504" calcext:value-type="float">
            <text:p>0.954504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54084" calcext:value-type="float">
            <text:p>0.954084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955487" calcext:value-type="float">
            <text:p>0.955487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951165" calcext:value-type="float">
            <text:p>0.951165</text:p>
          </table:table-cell>
          <table:table-cell table:number-columns-repeated="18"/>
        </table:table-row>
        <table:table-row table:style-name="ro1">
          <table:table-cell table:style-name="Default" table:number-columns-repeated="3"/>
          <table:table-cell table:number-columns-repeated="18"/>
        </table:table-row>
        <table:table-row table:style-name="ro1" table:number-rows-repeated="104847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ta_layer_eff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2" table:default-cell-style-name="Default"/>
        <table:table-column table:style-name="co1" table:default-cell-style-name="ce1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3862" calcext:value-type="float">
            <text:p>0.873862</text:p>
          </table:table-cell>
          <table:table-cell office:value-type="string" calcext:value-type="string">
            <text:p>normal lay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12322" calcext:value-type="float">
            <text:p>0.912322</text:p>
          </table:table-cell>
          <table:table-cell office:value-type="string" calcext:value-type="string">
            <text:p>-60V layer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22984" calcext:value-type="float">
            <text:p>0.822984</text:p>
          </table:table-cell>
          <table:table-cell office:value-type="string" calcext:value-type="string">
            <text:p>-140V layer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73862" calcext:value-type="float">
            <text:p>0.873862</text:p>
          </table:table-cell>
          <table:table-cell/>
          <table:table-cell table:style-name="ce1" office:value-type="float" office:value="303528.064300689" calcext:value-type="float">
            <text:p>303528.064300689</text:p>
          </table:table-cell>
          <table:table-cell table:formula="of:=[eta_layer_eff.M1]-16" office:value-type="float" office:value="-16" calcext:value-type="float">
            <text:p>-16</text:p>
          </table:table-cell>
          <table:table-cell table:formula="of:=[eta_layer_eff.N1]+1" office:value-type="float" office:value="1" calcext:value-type="float">
            <text:p>1</text:p>
          </table:table-cell>
          <table:table-cell table:formula="of:=[eta_layer_eff.R1]+0.25*([eta_layer_eff.S1]-1)" office:value-type="float" office:value="-16" calcext:value-type="float">
            <text:p>-1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6103" calcext:value-type="float">
            <text:p>0.936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99998" calcext:value-type="float">
            <text:p>0.899998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898462" calcext:value-type="float">
            <text:p>0.89846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2975" calcext:value-type="float">
            <text:p>0.842975</text:p>
          </table:table-cell>
          <table:table-cell/>
          <table:table-cell table:style-name="ce1" office:value-type="float" office:value="348354.230620232" calcext:value-type="float">
            <text:p>348354.230620232</text:p>
          </table:table-cell>
          <table:table-cell table:formula="of:=[eta_layer_eff.M2]-16" office:value-type="float" office:value="-15" calcext:value-type="float">
            <text:p>-15</text:p>
          </table:table-cell>
          <table:table-cell table:formula="of:=[eta_layer_eff.N2]+1" office:value-type="float" office:value="3" calcext:value-type="float">
            <text:p>3</text:p>
          </table:table-cell>
          <table:table-cell table:formula="of:=[eta_layer_eff.R2]+0.25*([eta_layer_eff.S2]-1)" office:value-type="float" office:value="-14.5" calcext:value-type="float">
            <text:p>-14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35216" calcext:value-type="float">
            <text:p>0.935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30003" calcext:value-type="float">
            <text:p>0.930003</text:p>
          </table:table-cell>
          <table:table-cell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09173" calcext:value-type="float">
            <text:p>0.90917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795" calcext:value-type="float">
            <text:p>0.86795</text:p>
          </table:table-cell>
          <table:table-cell/>
          <table:table-cell table:style-name="ce1" office:value-type="float" office:value="392913.478994599" calcext:value-type="float">
            <text:p>392913.478994599</text:p>
          </table:table-cell>
          <table:table-cell table:formula="of:=[eta_layer_eff.M3]-16" office:value-type="float" office:value="-13" calcext:value-type="float">
            <text:p>-13</text:p>
          </table:table-cell>
          <table:table-cell table:formula="of:=[eta_layer_eff.N3]+1" office:value-type="float" office:value="2" calcext:value-type="float">
            <text:p>2</text:p>
          </table:table-cell>
          <table:table-cell table:formula="of:=[eta_layer_eff.R3]+0.25*([eta_layer_eff.S3]-1)" office:value-type="float" office:value="-12.75" calcext:value-type="float">
            <text:p>-12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4193" calcext:value-type="float">
            <text:p>0.91419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.920035" calcext:value-type="float">
            <text:p>0.92003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01848" calcext:value-type="float">
            <text:p>0.90184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80694" calcext:value-type="float">
            <text:p>0.780694</text:p>
          </table:table-cell>
          <table:table-cell/>
          <table:table-cell table:style-name="ce1" office:value-type="float" office:value="328815.362549005" calcext:value-type="float">
            <text:p>328815.362549005</text:p>
          </table:table-cell>
          <table:table-cell table:formula="of:=[eta_layer_eff.M4]-16" office:value-type="float" office:value="-11" calcext:value-type="float">
            <text:p>-11</text:p>
          </table:table-cell>
          <table:table-cell table:formula="of:=[eta_layer_eff.N4]+1" office:value-type="float" office:value="1" calcext:value-type="float">
            <text:p>1</text:p>
          </table:table-cell>
          <table:table-cell table:formula="of:=[eta_layer_eff.R4]+0.25*([eta_layer_eff.S4]-1)" office:value-type="float" office:value="-11" calcext:value-type="float">
            <text:p>-11</text:p>
          </table:table-cell>
          <table:table-cell office:value-type="string" calcext:value-type="string">
            <text:p>done</text:p>
          </table:table-cell>
          <table:table-cell/>
          <table:table-cell table:style-name="ce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07449" calcext:value-type="float">
            <text:p>0.9074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33565" calcext:value-type="float">
            <text:p>0.93356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03174" calcext:value-type="float">
            <text:p>0.90317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70105" calcext:value-type="float">
            <text:p>0.770105</text:p>
          </table:table-cell>
          <table:table-cell/>
          <table:table-cell table:style-name="ce1" office:value-type="float" office:value="322569.162543925" calcext:value-type="float">
            <text:p>322569.162543925</text:p>
          </table:table-cell>
          <table:table-cell table:formula="of:=[eta_layer_eff.M5]-16" office:value-type="float" office:value="-11" calcext:value-type="float">
            <text:p>-11</text:p>
          </table:table-cell>
          <table:table-cell table:formula="of:=[eta_layer_eff.N5]+1" office:value-type="float" office:value="2" calcext:value-type="float">
            <text:p>2</text:p>
          </table:table-cell>
          <table:table-cell table:formula="of:=[eta_layer_eff.R5]+0.25*([eta_layer_eff.S5]-1)" office:value-type="float" office:value="-10.75" calcext:value-type="float">
            <text:p>-10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2975" calcext:value-type="float">
            <text:p>0.8429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22592" calcext:value-type="float">
            <text:p>0.922592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7139" calcext:value-type="float">
            <text:p>0.867139</text:p>
          </table:table-cell>
          <table:table-cell/>
          <table:table-cell table:style-name="ce1" office:value-type="float" office:value="370432.997805112" calcext:value-type="float">
            <text:p>370432.997805112</text:p>
          </table:table-cell>
          <table:table-cell table:formula="of:=[eta_layer_eff.M6]-16" office:value-type="float" office:value="-8" calcext:value-type="float">
            <text:p>-8</text:p>
          </table:table-cell>
          <table:table-cell table:formula="of:=[eta_layer_eff.N6]+1" office:value-type="float" office:value="3" calcext:value-type="float">
            <text:p>3</text:p>
          </table:table-cell>
          <table:table-cell table:formula="of:=[eta_layer_eff.R6]+0.25*([eta_layer_eff.S6]-1)" office:value-type="float" office:value="-7.5" calcext:value-type="float">
            <text:p>-7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35579" calcext:value-type="float">
            <text:p>0.9355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02949" calcext:value-type="float">
            <text:p>0.902949</text:p>
          </table:table-cell>
          <table:table-cell table:number-columns-repeated="5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2756" calcext:value-type="float">
            <text:p>0.872756</text:p>
          </table:table-cell>
          <table:table-cell/>
          <table:table-cell table:style-name="ce1" office:value-type="float" office:value="392566.429281291" calcext:value-type="float">
            <text:p>392566.429281291</text:p>
          </table:table-cell>
          <table:table-cell table:formula="of:=[eta_layer_eff.M7]-16" office:value-type="float" office:value="-6" calcext:value-type="float">
            <text:p>-6</text:p>
          </table:table-cell>
          <table:table-cell table:formula="of:=[eta_layer_eff.N7]+1" office:value-type="float" office:value="2" calcext:value-type="float">
            <text:p>2</text:p>
          </table:table-cell>
          <table:table-cell table:formula="of:=[eta_layer_eff.R7]+0.25*([eta_layer_eff.S7]-1)" office:value-type="float" office:value="-5.75" calcext:value-type="float">
            <text:p>-5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437" calcext:value-type="float">
            <text:p>0.934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899876" calcext:value-type="float">
            <text:p>0.899876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9136" calcext:value-type="float">
            <text:p>0.769136</text:p>
          </table:table-cell>
          <table:table-cell office:value-type="string" calcext:value-type="string">
            <text:p>-200V lay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8733" calcext:value-type="float">
            <text:p>0.868733</text:p>
          </table:table-cell>
          <table:table-cell/>
          <table:table-cell table:style-name="ce1" office:value-type="float" office:value="388271.570406867" calcext:value-type="float">
            <text:p>388271.570406867</text:p>
          </table:table-cell>
          <table:table-cell table:formula="of:=[eta_layer_eff.M8]-16" office:value-type="float" office:value="-4" calcext:value-type="float">
            <text:p>-4</text:p>
          </table:table-cell>
          <table:table-cell table:formula="of:=[eta_layer_eff.N8]+1" office:value-type="float" office:value="2" calcext:value-type="float">
            <text:p>2</text:p>
          </table:table-cell>
          <table:table-cell table:formula="of:=[eta_layer_eff.R8]+0.25*([eta_layer_eff.S8]-1)" office:value-type="float" office:value="-3.75" calcext:value-type="float">
            <text:p>-3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934845" calcext:value-type="float">
            <text:p>0.934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0053" calcext:value-type="float">
            <text:p>0.90053</text:p>
          </table:table-cell>
          <table:table-cell table:number-columns-repeated="5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73175" calcext:value-type="float">
            <text:p>0.873175</text:p>
          </table:table-cell>
          <table:table-cell/>
          <table:table-cell table:style-name="ce1" office:value-type="float" office:value="354319.255181267" calcext:value-type="float">
            <text:p>354319.255181267</text:p>
          </table:table-cell>
          <table:table-cell table:formula="of:=[eta_layer_eff.M9]-16" office:value-type="float" office:value="-4" calcext:value-type="float">
            <text:p>-4</text:p>
          </table:table-cell>
          <table:table-cell table:formula="of:=[eta_layer_eff.N9]+1" office:value-type="float" office:value="3" calcext:value-type="float">
            <text:p>3</text:p>
          </table:table-cell>
          <table:table-cell table:formula="of:=[eta_layer_eff.R9]+0.25*([eta_layer_eff.S9]-1)" office:value-type="float" office:value="-3.5" calcext:value-type="float">
            <text:p>-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30866" calcext:value-type="float">
            <text:p>0.930866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6173" calcext:value-type="float">
            <text:p>0.876173</text:p>
          </table:table-cell>
          <table:table-cell table:number-columns-repeated="5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4461" calcext:value-type="float">
            <text:p>0.874461</text:p>
          </table:table-cell>
          <table:table-cell/>
          <table:table-cell table:style-name="ce1" office:value-type="float" office:value="370181.492111644" calcext:value-type="float">
            <text:p>370181.492111644</text:p>
          </table:table-cell>
          <table:table-cell table:formula="of:=[eta_layer_eff.M10]-16" office:value-type="float" office:value="2" calcext:value-type="float">
            <text:p>2</text:p>
          </table:table-cell>
          <table:table-cell table:formula="of:=[eta_layer_eff.N10]+1" office:value-type="float" office:value="2" calcext:value-type="float">
            <text:p>2</text:p>
          </table:table-cell>
          <table:table-cell table:formula="of:=[eta_layer_eff.R10]+0.25*([eta_layer_eff.S10]-1)" office:value-type="float" office:value="2.25" calcext:value-type="float">
            <text:p>2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795" calcext:value-type="float">
            <text:p>0.867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948024" calcext:value-type="float">
            <text:p>0.948024</text:p>
          </table:table-cell>
          <table:table-cell table:number-columns-repeated="5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0899" calcext:value-type="float">
            <text:p>0.840899</text:p>
          </table:table-cell>
          <table:table-cell/>
          <table:table-cell table:style-name="ce1" office:value-type="float" office:value="285315.870244694" calcext:value-type="float">
            <text:p>285315.870244694</text:p>
          </table:table-cell>
          <table:table-cell table:formula="of:=[eta_layer_eff.M11]-16" office:value-type="float" office:value="3" calcext:value-type="float">
            <text:p>3</text:p>
          </table:table-cell>
          <table:table-cell table:formula="of:=[eta_layer_eff.N11]+1" office:value-type="float" office:value="3" calcext:value-type="float">
            <text:p>3</text:p>
          </table:table-cell>
          <table:table-cell table:formula="of:=[eta_layer_eff.R11]+0.25*([eta_layer_eff.S11]-1)" office:value-type="float" office:value="3.5" calcext:value-type="float">
            <text:p>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28485" calcext:value-type="float">
            <text:p>0.9284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931667" calcext:value-type="float">
            <text:p>0.931667</text:p>
          </table:table-cell>
          <table:table-cell table:number-columns-repeated="5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005" calcext:value-type="float">
            <text:p>0.87005</text:p>
          </table:table-cell>
          <table:table-cell/>
          <table:table-cell table:style-name="ce1" office:value-type="float" office:value="316240.488529595" calcext:value-type="float">
            <text:p>316240.488529595</text:p>
          </table:table-cell>
          <table:table-cell table:formula="of:=[eta_layer_eff.M12]-16" office:value-type="float" office:value="4" calcext:value-type="float">
            <text:p>4</text:p>
          </table:table-cell>
          <table:table-cell table:formula="of:=[eta_layer_eff.N12]+1" office:value-type="float" office:value="1" calcext:value-type="float">
            <text:p>1</text:p>
          </table:table-cell>
          <table:table-cell table:formula="of:=[eta_layer_eff.R12]+0.25*([eta_layer_eff.S12]-1)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43069" calcext:value-type="float">
            <text:p>0.9430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20105" calcext:value-type="float">
            <text:p>0.920105</text:p>
          </table:table-cell>
          <table:table-cell table:number-columns-repeated="5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44143" calcext:value-type="float">
            <text:p>0.844143</text:p>
          </table:table-cell>
          <table:table-cell/>
          <table:table-cell table:style-name="ce1" office:value-type="float" office:value="315386.759935999" calcext:value-type="float">
            <text:p>315386.759935999</text:p>
          </table:table-cell>
          <table:table-cell table:formula="of:=[eta_layer_eff.M13]-16" office:value-type="float" office:value="7" calcext:value-type="float">
            <text:p>7</text:p>
          </table:table-cell>
          <table:table-cell table:formula="of:=[eta_layer_eff.N13]+1" office:value-type="float" office:value="1" calcext:value-type="float">
            <text:p>1</text:p>
          </table:table-cell>
          <table:table-cell table:formula="of:=[eta_layer_eff.R13]+0.25*([eta_layer_eff.S13]-1)"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41242" calcext:value-type="float">
            <text:p>0.9412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913303" calcext:value-type="float">
            <text:p>0.913303</text:p>
          </table:table-cell>
          <table:table-cell table:number-columns-repeated="5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30743" calcext:value-type="float">
            <text:p>0.830743</text:p>
          </table:table-cell>
          <table:table-cell/>
          <table:table-cell table:style-name="ce1" office:value-type="float" office:value="344646.28974536" calcext:value-type="float">
            <text:p>344646.28974536</text:p>
          </table:table-cell>
          <table:table-cell table:formula="of:=[eta_layer_eff.M14]-16" office:value-type="float" office:value="10" calcext:value-type="float">
            <text:p>10</text:p>
          </table:table-cell>
          <table:table-cell table:formula="of:=[eta_layer_eff.N14]+1" office:value-type="float" office:value="1" calcext:value-type="float">
            <text:p>1</text:p>
          </table:table-cell>
          <table:table-cell table:formula="of:=[eta_layer_eff.R14]+0.25*([eta_layer_eff.S14]-1)" office:value-type="float" office:value="10" calcext:value-type="float">
            <text:p>10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80694" calcext:value-type="float">
            <text:p>0.78069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.902864" calcext:value-type="float">
            <text:p>0.902864</text:p>
          </table:table-cell>
          <table:table-cell table:number-columns-repeated="5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6708" calcext:value-type="float">
            <text:p>0.856708</text:p>
          </table:table-cell>
          <table:table-cell/>
          <table:table-cell table:style-name="ce1" office:value-type="float" office:value="368929.463757324" calcext:value-type="float">
            <text:p>368929.463757324</text:p>
          </table:table-cell>
          <table:table-cell table:formula="of:=[eta_layer_eff.M15]-16" office:value-type="float" office:value="11" calcext:value-type="float">
            <text:p>11</text:p>
          </table:table-cell>
          <table:table-cell table:formula="of:=[eta_layer_eff.N15]+1" office:value-type="float" office:value="2" calcext:value-type="float">
            <text:p>2</text:p>
          </table:table-cell>
          <table:table-cell table:formula="of:=[eta_layer_eff.R15]+0.25*([eta_layer_eff.S15]-1)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70105" calcext:value-type="float">
            <text:p>0.770105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5042" calcext:value-type="float">
            <text:p>0.855042</text:p>
          </table:table-cell>
          <table:table-cell table:number-columns-repeated="5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7015" calcext:value-type="float">
            <text:p>0.877015</text:p>
          </table:table-cell>
          <table:table-cell/>
          <table:table-cell table:style-name="ce1" office:value-type="float" office:value="351474.335805635" calcext:value-type="float">
            <text:p>351474.335805635</text:p>
          </table:table-cell>
          <table:table-cell table:formula="of:=[eta_layer_eff.M16]-16" office:value-type="float" office:value="12" calcext:value-type="float">
            <text:p>12</text:p>
          </table:table-cell>
          <table:table-cell table:formula="of:=[eta_layer_eff.N16]+1" office:value-type="float" office:value="1" calcext:value-type="float">
            <text:p>1</text:p>
          </table:table-cell>
          <table:table-cell table:formula="of:=[eta_layer_eff.R16]+0.25*([eta_layer_eff.S16]-1)"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11161" calcext:value-type="float">
            <text:p>0.9111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.910291" calcext:value-type="float">
            <text:p>0.910291</text:p>
          </table:table-cell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3332" calcext:value-type="float">
            <text:p>0.863332</text:p>
          </table:table-cell>
          <table:table-cell/>
          <table:table-cell table:style-name="ce1" office:value-type="float" office:value="361996.081479171" calcext:value-type="float">
            <text:p>361996.081479171</text:p>
          </table:table-cell>
          <table:table-cell table:formula="of:=[eta_layer_eff.M17]-16" office:value-type="float" office:value="13" calcext:value-type="float">
            <text:p>13</text:p>
          </table:table-cell>
          <table:table-cell table:formula="of:=[eta_layer_eff.N17]+1" office:value-type="float" office:value="3" calcext:value-type="float">
            <text:p>3</text:p>
          </table:table-cell>
          <table:table-cell table:formula="of:=[eta_layer_eff.R17]+0.25*([eta_layer_eff.S17]-1)" office:value-type="float" office:value="13.5" calcext:value-type="float">
            <text:p>1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35105" calcext:value-type="float">
            <text:p>0.935105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40434" calcext:value-type="float">
            <text:p>0.940434</text:p>
          </table:table-cell>
          <table: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6173" calcext:value-type="float">
            <text:p>0.876173</text:p>
          </table:table-cell>
          <table:table-cell office:value-type="string" calcext:value-type="string">
            <text:p>-60V layer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 table:formula="of:=[eta_layer_eff.M18]-16" office:value-type="float" office:value="-5" calcext:value-type="float">
            <text:p>-5</text:p>
          </table:table-cell>
          <table:table-cell table:formula="of:=[eta_layer_eff.N18]+1" office:value-type="float" office:value="2" calcext:value-type="float">
            <text:p>2</text:p>
          </table:table-cell>
          <table:table-cell table:formula="of:=[eta_layer_eff.R18]+0.25*([eta_layer_eff.S18]-1)" office:value-type="float" office:value="-4.75" calcext:value-type="float">
            <text:p>-4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441" calcext:value-type="float">
            <text:p>0.93441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936975" calcext:value-type="float">
            <text:p>0.936975</text:p>
          </table:table-cell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5042" calcext:value-type="float">
            <text:p>0.855042</text:p>
          </table:table-cell>
          <table:table-cell office:value-type="string" calcext:value-type="string">
            <text:p>-60V layer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 table:formula="of:=[eta_layer_eff.M19]-16" office:value-type="float" office:value="13" calcext:value-type="float">
            <text:p>13</text:p>
          </table:table-cell>
          <table:table-cell table:formula="of:=[eta_layer_eff.N19]+1" office:value-type="float" office:value="2" calcext:value-type="float">
            <text:p>2</text:p>
          </table:table-cell>
          <table:table-cell table:formula="of:=[eta_layer_eff.R19]+0.25*([eta_layer_eff.S19]-1)" office:value-type="float" office:value="13.25" calcext:value-type="float">
            <text:p>13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32906" calcext:value-type="float">
            <text:p>0.932906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932491" calcext:value-type="float">
            <text:p>0.932491</text:p>
          </table:table-cell>
          <table:table-cell table:number-columns-repeated="5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22984" calcext:value-type="float">
            <text:p>0.822984</text:p>
          </table:table-cell>
          <table:table-cell office:value-type="string" calcext:value-type="string">
            <text:p>-140V layer</text:p>
          </table:table-cell>
          <table:table-cell table:style-name="ce1" office:value-type="float" office:value="92932.4725592466" calcext:value-type="float">
            <text:p>92932.4725592466</text:p>
          </table:table-cell>
          <table:table-cell table:formula="of:=[eta_layer_eff.M20]-16" office:value-type="float" office:value="-3" calcext:value-type="float">
            <text:p>-3</text:p>
          </table:table-cell>
          <table:table-cell table:formula="of:=[eta_layer_eff.N20]+1" office:value-type="float" office:value="1" calcext:value-type="float">
            <text:p>1</text:p>
          </table:table-cell>
          <table:table-cell table:formula="of:=[eta_layer_eff.R20]+0.25*([eta_layer_eff.S20]-1)" office:value-type="float" office:value="-3" calcext:value-type="float">
            <text:p>-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31762" calcext:value-type="float">
            <text:p>0.931762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909394" calcext:value-type="float">
            <text:p>0.909394</text:p>
          </table:table-cell>
          <table:table-cell table:number-columns-repeated="5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9136" calcext:value-type="float">
            <text:p>0.769136</text:p>
          </table:table-cell>
          <table:table-cell office:value-type="string" calcext:value-type="string">
            <text:p>-200V layer</text:p>
          </table:table-cell>
          <table:table-cell table:style-name="ce1" office:value-type="float" office:value="74286.5474257694" calcext:value-type="float">
            <text:p>74286.5474257694</text:p>
          </table:table-cell>
          <table:table-cell table:formula="of:=[eta_layer_eff.M21]-16" office:value-type="float" office:value="-1" calcext:value-type="float">
            <text:p>-1</text:p>
          </table:table-cell>
          <table:table-cell table:formula="of:=[eta_layer_eff.N21]+1" office:value-type="float" office:value="2" calcext:value-type="float">
            <text:p>2</text:p>
          </table:table-cell>
          <table:table-cell table:formula="of:=[eta_layer_eff.R21]+0.25*([eta_layer_eff.S21]-1)" office:value-type="float" office:value="-0.75" calcext:value-type="float">
            <text:p>-0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15222" calcext:value-type="float">
            <text:p>0.915222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907433" calcext:value-type="float">
            <text:p>0.907433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12832" calcext:value-type="float">
            <text:p>0.912832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925437" calcext:value-type="float">
            <text:p>0.925437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09336" calcext:value-type="float">
            <text:p>0.909336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33571" calcext:value-type="float">
            <text:p>0.933571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34113" calcext:value-type="float">
            <text:p>0.934113</text:p>
          </table:table-cell>
          <table:table-cell table:number-columns-repeated="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7139" calcext:value-type="float">
            <text:p>0.867139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2961" calcext:value-type="float">
            <text:p>0.92961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13602" calcext:value-type="float">
            <text:p>0.913602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10525" calcext:value-type="float">
            <text:p>0.910525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910204" calcext:value-type="float">
            <text:p>0.910204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34132" calcext:value-type="float">
            <text:p>0.934132</text:p>
          </table:table-cell>
          <table:table-cell table:number-columns-repeated="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2756" calcext:value-type="float">
            <text:p>0.872756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31556" calcext:value-type="float">
            <text:p>0.931556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32184" calcext:value-type="float">
            <text:p>0.932184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17154" calcext:value-type="float">
            <text:p>0.917154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916012" calcext:value-type="float">
            <text:p>0.916012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850793" calcext:value-type="float">
            <text:p>0.850793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32281" calcext:value-type="float">
            <text:p>0.932281</text:p>
          </table:table-cell>
          <table:table-cell table:number-columns-repeated="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8733" calcext:value-type="float">
            <text:p>0.868733</text:p>
          </table:table-cell>
          <table:table-cell table:number-columns-repeated="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73175" calcext:value-type="float">
            <text:p>0.873175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925652" calcext:value-type="float">
            <text:p>0.92565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928406" calcext:value-type="float">
            <text:p>0.928406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925926" calcext:value-type="float">
            <text:p>0.925926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34689" calcext:value-type="float">
            <text:p>0.934689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934979" calcext:value-type="float">
            <text:p>0.934979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931981" calcext:value-type="float">
            <text:p>0.931981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933438" calcext:value-type="float">
            <text:p>0.933438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88813" calcext:value-type="float">
            <text:p>0.88813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898548" calcext:value-type="float">
            <text:p>0.898548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07627" calcext:value-type="float">
            <text:p>0.90762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388" calcext:value-type="float">
            <text:p>0.9388</text:p>
          </table:table-cell>
          <table:table-cell table:number-columns-repeated="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4461" calcext:value-type="float">
            <text:p>0.874461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93162" calcext:value-type="float">
            <text:p>0.93162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16094" calcext:value-type="float">
            <text:p>0.916094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91511" calcext:value-type="float">
            <text:p>0.91511</text:p>
          </table:table-cell>
          <table:table-cell table:number-columns-repeated="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0899" calcext:value-type="float">
            <text:p>0.840899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907132" calcext:value-type="float">
            <text:p>0.907132</text:p>
          </table:table-cell>
          <table:table-cell table:number-columns-repeated="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005" calcext:value-type="float">
            <text:p>0.87005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37012" calcext:value-type="float">
            <text:p>0.937012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934966" calcext:value-type="float">
            <text:p>0.934966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93329" calcext:value-type="float">
            <text:p>0.93329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91327" calcext:value-type="float">
            <text:p>0.91327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3488" calcext:value-type="float">
            <text:p>0.93488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934878" calcext:value-type="float">
            <text:p>0.934878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933368" calcext:value-type="float">
            <text:p>0.933368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928506" calcext:value-type="float">
            <text:p>0.928506</text:p>
          </table:table-cell>
          <table:table-cell table:number-columns-repeated="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44143" calcext:value-type="float">
            <text:p>0.844143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917186" calcext:value-type="float">
            <text:p>0.917186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916041" calcext:value-type="float">
            <text:p>0.916041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911144" calcext:value-type="float">
            <text:p>0.91114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41305" calcext:value-type="float">
            <text:p>0.941305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873597" calcext:value-type="float">
            <text:p>0.873597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940803" calcext:value-type="float">
            <text:p>0.94080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937173" calcext:value-type="float">
            <text:p>0.937173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918933" calcext:value-type="float">
            <text:p>0.918933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16076" calcext:value-type="float">
            <text:p>0.916076</text:p>
          </table:table-cell>
          <table:table-cell table:number-columns-repeated="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30743" calcext:value-type="float">
            <text:p>0.830743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936494" calcext:value-type="float">
            <text:p>0.936494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935458" calcext:value-type="float">
            <text:p>0.935458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.932706" calcext:value-type="float">
            <text:p>0.93270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17286" calcext:value-type="float">
            <text:p>0.917286</text:p>
          </table:table-cell>
          <table:table-cell table:number-columns-repeated="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6708" calcext:value-type="float">
            <text:p>0.856708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911256" calcext:value-type="float">
            <text:p>0.911256</text:p>
          </table:table-cell>
          <table:table-cell table:number-columns-repeated="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7015" calcext:value-type="float">
            <text:p>0.877015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939886" calcext:value-type="float">
            <text:p>0.939886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923665" calcext:value-type="float">
            <text:p>0.923665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93364" calcext:value-type="float">
            <text:p>0.93364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33871" calcext:value-type="float">
            <text:p>0.933871</text:p>
          </table:table-cell>
          <table:table-cell table:number-columns-repeated="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3332" calcext:value-type="float">
            <text:p>0.863332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46997" calcext:value-type="float">
            <text:p>0.946997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24827" calcext:value-type="float">
            <text:p>0.924827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18056" calcext:value-type="float">
            <text:p>0.918056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3765" calcext:value-type="float">
            <text:p>0.93765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934575" calcext:value-type="float">
            <text:p>0.934575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933234" calcext:value-type="float">
            <text:p>0.933234</text:p>
          </table:table-cell>
          <table:table-cell table:number-columns-repeated="20"/>
        </table:table-row>
        <table:table-row table:style-name="ro1" table:number-rows-repeated="104847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modified_phi_layers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sector 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layer </text:p>
          </table:table-cell>
          <table:table-cell office:value-type="float" office:value="4" calcext:value-type="float">
            <text:p>4</text:p>
          </table:table-cell>
          <table:table-cell office:value-type="float" office:value="0.66854" calcext:value-type="float">
            <text:p>0.66854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623524" calcext:value-type="float">
            <text:p>0.623524</text:p>
          </table:table-cell>
          <table:table-cell office:value-type="string" calcext:value-type="string">
            <text:p>use the 2<text:span text:style-name="T1">nd</text:span> column of eff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yer </text:p>
          </table:table-cell>
          <table:table-cell office:value-type="float" office:value="1" calcext:value-type="float">
            <text:p>1</text:p>
          </table:table-cell>
          <table:table-cell office:value-type="float" office:value="0.876174" calcext:value-type="float">
            <text:p>0.876174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0.894479" calcext:value-type="float">
            <text:p>0.894479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29961" calcext:value-type="float">
            <text:p>0.929961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0.883518" calcext:value-type="float">
            <text:p>0.883518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18856" calcext:value-type="float">
            <text:p>0.918856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0.869061" calcext:value-type="float">
            <text:p>0.869061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77402" calcext:value-type="float">
            <text:p>0.977402</text:p>
          </table:table-cell>
          <table:table-cell office:value-type="float" office:value="127" calcext:value-type="float">
            <text:p>127</text:p>
          </table:table-cell>
          <table:table-cell table:style-name="ce2" office:value-type="float" office:value="0.917901" calcext:value-type="float">
            <text:p>0.917901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yer </text:p>
          </table:table-cell>
          <table:table-cell office:value-type="float" office:value="4" calcext:value-type="float">
            <text:p>4</text:p>
          </table:table-cell>
          <table:table-cell office:value-type="float" office:value="0.928615" calcext:value-type="float">
            <text:p>0.928615</text:p>
          </table:table-cell>
          <table:table-cell office:value-type="float" office:value="139" calcext:value-type="float">
            <text:p>139</text:p>
          </table:table-cell>
          <table:table-cell table:style-name="ce2" office:value-type="float" office:value="0.898584" calcext:value-type="float">
            <text:p>0.898584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75228" calcext:value-type="float">
            <text:p>0.975228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0.920643" calcext:value-type="float">
            <text:p>0.920643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67786" calcext:value-type="float">
            <text:p>0.967786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0.919011" calcext:value-type="float">
            <text:p>0.91901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7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6"/>
        </table:table-row>
      </table:table>
      <table:table table:name="modified_eta_layers" table:style-name="ta1">
        <table:table-column table:style-name="co1" table:number-columns-repeated="10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55338" calcext:value-type="float">
            <text:p>0.955338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[.I1]+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41297" calcext:value-type="float">
            <text:p>0.941297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[.I2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960298" calcext:value-type="float">
            <text:p>0.960298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[.I3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53697" calcext:value-type="float">
            <text:p>0.953697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[.I4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960233" calcext:value-type="float">
            <text:p>0.960233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I5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942148" calcext:value-type="float">
            <text:p>0.942148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I6]+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939378" calcext:value-type="float">
            <text:p>0.939378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I7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961111" calcext:value-type="float">
            <text:p>0.961111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I8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.953389" calcext:value-type="float">
            <text:p>0.953389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[.I9]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951936" calcext:value-type="float">
            <text:p>0.95193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[.I1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952642" calcext:value-type="float">
            <text:p>0.952642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[.I11]+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955779" calcext:value-type="float">
            <text:p>0.955779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[.I12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.947896" calcext:value-type="float">
            <text:p>0.94789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[.I13]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856703" calcext:value-type="float">
            <text:p>0.856703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[.I14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.964378" calcext:value-type="float">
            <text:p>0.964378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[.I15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953036" calcext:value-type="float">
            <text:p>0.95303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[.I16]+1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0.934327" calcext:value-type="float">
            <text:p>0.934327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I17]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956811" calcext:value-type="float">
            <text:p>0.956811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I18]+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0.949496" calcext:value-type="float">
            <text:p>0.94949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I19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970233" calcext:value-type="float">
            <text:p>0.970233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I20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0.95531" calcext:value-type="float">
            <text:p>0.95531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[.I21]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0.965639" calcext:value-type="float">
            <text:p>0.965639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[.I22]+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944927" calcext:value-type="float">
            <text:p>0.944927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[.I23]+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963378" calcext:value-type="float">
            <text:p>0.963378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[.I24]+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954475" calcext:value-type="float">
            <text:p>0.954475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[.I25]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0.954664" calcext:value-type="float">
            <text:p>0.954664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[.I26]+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948533" calcext:value-type="float">
            <text:p>0.948533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[.I27]+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0.954274" calcext:value-type="float">
            <text:p>0.954274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[.I28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0.961966" calcext:value-type="float">
            <text:p>0.96196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[.I29]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table:formula="of:=[.I30]+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table:formula="of:=[.I31]+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table:formula="of:=[.I32]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formula="of:=[.I33]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formula="of:=[.I34]+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formula="of:=[.I35]+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formula="of:=[.I36]+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formula="of:=[.I37]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formula="of:=[.I38]+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formula="of:=[.I39]+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formula="of:=[.I40]+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formula="of:=[.I41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formula="of:=[.I42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formula="of:=[.I43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formula="of:=[.I44]+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formula="of:=[.I45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formula="of:=[.I46]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formula="of:=[.I47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formula="of:=[.I48]+1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formula="of:=[.I49]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formula="of:=[.I50]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formula="of:=[.I51]+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formula="of:=[.I52]+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formula="of:=[.I53]+1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formula="of:=[.I54]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formula="of:=[.I55]+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formula="of:=[.I56]+1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table:formula="of:=[.I57]+1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table:formula="of:=[.I58]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table:formula="of:=[.I59]+1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table:formula="of:=[.I60]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table:formula="of:=[.I61]+1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table:formula="of:=[.I62]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table:formula="of:=[.I63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table:formula="of:=[.I64]+1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I65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I66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I67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I68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I69]+1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I70]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I71]+1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I72]+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I73]+1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I74]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I75]+1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I76]+1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I77]+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I78]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I79]+1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I80]+1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I81]+1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I82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I83]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I84]+1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I85]+1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I86]+1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I87]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I88]+1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I89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I90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I91]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I92]+1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I93]+1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I94]+1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I95]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I96]+1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I97]+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I98]+1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I99]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I100]+1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I101]+1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I102]+1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I103]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I104]+1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I105]+1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I106]+1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I107]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I108]+1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I109]+1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I110]+1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I111]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I112]+1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I113]+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I114]+1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I115]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I116]+1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I117]+1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I118]+1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I119]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I120]+1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I121]+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I122]+1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I123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I124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I125]+1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I126]+1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I127]+1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I128]+1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I129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I130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I131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I132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</table:table-row>
      </table:table>
      <table:table table:name="Sheet12" table:style-name="ta1">
        <table:table-column table:style-name="co1" table:number-columns-repeated="4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</table:table-row>
      </table:table>
      <table:named-expressions/>
      <table:database-ranges>
        <table:database-range table:name="__Anonymous_Sheet_DB__5" table:target-range-address="'convert between sector-layer and fillnumber'.F1:'convert between sector-layer and fillnumber'.F2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lowered HV layers'.D1:'lowered HV layers'.D10485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3:13:52.548428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dens </meta:initial-creator>
    <meta:creation-date>2016-10-03T15:04:03.891046986</meta:creation-date>
    <dc:date>2016-12-29T14:58:16.963139835</dc:date>
    <dc:creator>Lidens </dc:creator>
    <meta:editing-duration>P1DT14H42M45S</meta:editing-duration>
    <meta:editing-cycles>212</meta:editing-cycles>
    <meta:generator>LibreOffice/4.4.4.2$Linux_X86_64 LibreOffice_project/40$Build-2</meta:generator>
    <meta:document-statistic meta:table-count="12" meta:cell-count="4969" meta:object-count="0"/>
  </office:meta>
</office:document-meta>
</file>